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mbria2" svg:font-family="Cambria"/>
    <style:font-face style:name="Cambria" svg:font-family="Cambria" style:font-family-generic="roman"/>
    <style:font-face style:name="Calibri" svg:font-family="Calibri" style:font-family-generic="swiss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57.68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61.12mm"/>
    </style:style>
    <style:style style:name="co5" style:family="table-column">
      <style:table-column-properties fo:break-before="auto" style:column-width="133.09mm"/>
    </style:style>
    <style:style style:name="co6" style:family="table-column">
      <style:table-column-properties fo:break-before="auto" style:column-width="53.45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56.62mm"/>
    </style:style>
    <style:style style:name="co9" style:family="table-column">
      <style:table-column-properties fo:break-before="auto" style:column-width="160.6mm"/>
    </style:style>
    <style:style style:name="co10" style:family="table-column">
      <style:table-column-properties fo:break-before="auto" style:column-width="30.69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3.74mm"/>
    </style:style>
    <style:style style:name="co14" style:family="table-column">
      <style:table-column-properties fo:break-before="auto" style:column-width="11.68mm"/>
    </style:style>
    <style:style style:name="co15" style:family="table-column">
      <style:table-column-properties fo:break-before="auto" style:column-width="10.64mm"/>
    </style:style>
    <style:style style:name="co16" style:family="table-column">
      <style:table-column-properties fo:break-before="auto" style:column-width="106.01mm"/>
    </style:style>
    <style:style style:name="co17" style:family="table-column">
      <style:table-column-properties fo:break-before="auto" style:column-width="161.29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3.51mm"/>
    </style:style>
    <style:style style:name="co20" style:family="table-column">
      <style:table-column-properties fo:break-before="auto" style:column-width="103.45mm"/>
    </style:style>
    <style:style style:name="co21" style:family="table-column">
      <style:table-column-properties fo:break-before="auto" style:column-width="8.2mm"/>
    </style:style>
    <style:style style:name="co22" style:family="table-column">
      <style:table-column-properties fo:break-before="auto" style:column-width="16.93mm"/>
    </style:style>
    <style:style style:name="co23" style:family="table-column">
      <style:table-column-properties fo:break-before="auto" style:column-width="45.47mm"/>
    </style:style>
    <style:style style:name="co24" style:family="table-column">
      <style:table-column-properties fo:break-before="auto" style:column-width="39.99mm"/>
    </style:style>
    <style:style style:name="co25" style:family="table-column">
      <style:table-column-properties fo:break-before="auto" style:column-width="14.8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2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6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9" style:family="table-cell" style:parent-style-name="Default" style:data-style-name="N100">
      <style:table-cell-properties fo:background-color="#d8d8d8"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10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libri3" fo:font-size="11pt" style:font-name-asian="Cambria2" style:font-size-asian="11pt" style:font-name-complex="Cambria2" style:font-size-complex="11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Calibri3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Calibri3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17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#d8d8d8" style:text-align-source="fix" style:repeat-content="false" style:vertical-align="middle"/>
      <style:paragraph-properties fo:text-align="start" fo:margin-left="0mm"/>
      <style:text-properties style:font-name="Calibri3" fo:font-size="11pt" style:font-size-asian="11pt" style:font-size-complex="11pt"/>
    </style:style>
    <style:style style:name="ce77" style:family="table-cell" style:parent-style-name="Default" style:data-style-name="N100">
      <style:table-cell-properties fo:border="0.06pt solid #000000"/>
      <style:text-properties style:font-name="Calibri" style:font-name-asian="Calibri4" style:font-name-complex="Calibri4"/>
    </style:style>
    <style:style style:name="ce78" style:family="table-cell" style:parent-style-name="Default" style:data-style-name="N0">
      <style:text-properties style:font-name="Calibri" style:font-name-asian="Calibri4" style:font-name-complex="Calibri4"/>
    </style:style>
    <style:style style:name="ce79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" style:font-name-asian="Calibri4" style:font-name-complex="Calibri4"/>
    </style:style>
    <style:style style:name="ce8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2" style:font-name-asian="Calibri2" style:font-name-complex="Calibri2"/>
    </style:style>
    <style:style style:name="ce81" style:family="table-cell" style:parent-style-name="Default" style:data-style-name="N0">
      <style:table-cell-properties fo:border="0.06pt solid #000000"/>
      <style:text-properties style:font-name="Calibri2" style:font-name-asian="Calibri2" style:font-name-complex="Calibri2"/>
    </style:style>
    <style:style style:name="ce82" style:family="table-cell" style:parent-style-name="Default" style:data-style-name="N0">
      <style:table-cell-properties fo:border="0.06pt solid #000000"/>
      <style:text-properties style:font-name="Calibri" style:font-name-asian="Calibri4" style:font-name-complex="Calibri4"/>
    </style:style>
    <style:style style:name="ce47" style:family="table-cell" style:parent-style-name="Default" style:data-style-name="N0"/>
    <style:style style:name="ce83" style:family="table-cell" style:parent-style-name="Default" style:data-style-name="N100">
      <style:table-cell-properties fo:border="0.06pt solid #000000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fo:border="0.06pt solid #000000"/>
    </style:style>
    <style:style style:name="ce28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1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</style:style>
    <style:style style:name="ce62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start" fo:margin-left="0m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3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mm"/>
    </style:style>
    <style:style style:name="ce36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</style:style>
    <style:style style:name="ce37" style:family="table-cell" style:parent-style-name="Default" style:data-style-name="N100">
      <style:table-cell-properties fo:border="0.06pt solid #000000"/>
    </style:style>
    <style:style style:name="ce54" style:family="table-cell" style:parent-style-name="Default" style:data-style-name="N100">
      <style:table-cell-properties fo:background-color="#ff3333" fo:border="0.06pt solid #000000"/>
    </style:style>
    <style:style style:name="ce55" style:family="table-cell" style:parent-style-name="Default" style:data-style-name="N100">
      <style:table-cell-properties fo:background-color="#ff3333" style:text-align-source="fix" style:repeat-content="false" fo:border="0.06pt solid #000000" style:vertical-align="automatic"/>
      <style:paragraph-properties fo:text-align="start" fo:margin-left="0mm"/>
    </style:style>
    <style:style style:name="ce40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start" fo:margin-left="0mm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mm"/>
    </style:style>
    <style:style style:name="ce4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</style:style>
    <style:style style:name="ce7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48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mm"/>
    </style:style>
    <style:style style:name="ce84" style:family="table-cell" style:parent-style-name="Default" style:data-style-name="N44"/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font-name-asian="Cambria" style:font-name-complex="Cambria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language="en" fo:country="US" style:language-asian="en" style:country-asian="US" style:font-name-asian="Times New Roman" style:font-name-complex="Cambria" style:font-size-asian="11pt" style:font-size-complex="11pt"/>
    </style:style>
    <style:style style:name="T3" style:family="text">
      <style:text-properties fo:font-size="11pt" fo:language="en" fo:country="US" style:language-asian="en" style:country-asian="US" style:font-name-asian="Times New Roman" style:font-size-asian="11pt" style:font-size-complex="11pt" style:font-name-complex="Cambria"/>
    </style:style>
  </office:automatic-styles>
  <office:body>
    <office:spreadsheet>
      <table:calculation-settings table:case-sensitive="false" table:search-criteria-must-apply-to-whole-cell="false"/>
      <table:table table:name="q3f_commands-1_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15"/>
        <table:table-column table:style-name="co12" table:default-cell-style-name="ce15"/>
        <table:table-row table:style-name="ro1">
          <table:table-cell table:style-name="ce1" office:value-type="string" calcext:value-type="string">
            <text:p>Команда (HEX)</text:p>
          </table:table-cell>
          <table:table-cell table:style-name="ce1" office:value-type="string" calcext:value-type="string">
            <text:p>Размер параметра команды (DEC)</text:p>
          </table:table-cell>
          <table:table-cell table:style-name="ce1" office:value-type="string" calcext:value-type="string">
            <text:p>Тип параметра команды</text:p>
          </table:table-cell>
          <table:table-cell table:style-name="ce1" office:value-type="string" calcext:value-type="string">
            <text:p>Значения параметра команды (DEC)</text:p>
          </table:table-cell>
          <table:table-cell table:style-name="ce1" office:value-type="string" calcext:value-type="string">
            <text:p>Описание команды</text:p>
          </table:table-cell>
          <table:table-cell table:style-name="ce1" office:value-type="string" calcext:value-type="string">
            <text:p>Размер параметра ответа (DEC)</text:p>
          </table:table-cell>
          <table:table-cell table:style-name="ce1" office:value-type="string" calcext:value-type="string">
            <text:p>Тип параметра ответа</text:p>
          </table:table-cell>
          <table:table-cell table:style-name="ce1" office:value-type="string" calcext:value-type="string">
            <text:p>Значения параметра ответа (DEC)</text:p>
          </table:table-cell>
          <table:table-cell table:style-name="ce1" office:value-type="string" calcext:value-type="string">
            <text:p>Описание ответа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table:number-columns-repeated="3"/>
          <table:table-cell table:style-name="ce2" office:value-type="string" calcext:value-type="string">
            <text:p>Запрос значений семейства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рос значений семейства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table:number-columns-repeated="3"/>
          <table:table-cell table:style-name="ce2" office:value-type="string" calcext:value-type="string">
            <text:p>Записать значения семейства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исать значения семейства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table:number-columns-repeated="3"/>
          <table:table-cell table:style-name="ce2" office:value-type="string" calcext:value-type="string">
            <text:p>Запрос строки значений из таблиц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рос строки значений из таблиц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троки для получения данных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style-name="ce2" table:number-columns-repeated="3"/>
          <table:table-cell table:style-name="ce2" office:value-type="string" calcext:value-type="string">
            <text:p>Записать строку значений таблицы параметров</text:p>
          </table:table-cell>
          <table:table-cell table:style-name="ce2" table:number-columns-repeated="3"/>
          <table:table-cell table:style-name="ce2" office:value-type="string" calcext:value-type="string">
            <text:p>Записать строку значений таблицы параметров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емейства параметров для получения данных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3"/>
          <table:table-cell table:style-name="ce4" office:value-type="string" calcext:value-type="string">
            <text:p>Звуковой сигнал</text:p>
          </table:table-cell>
          <table:table-cell table:style-name="ce4" table:number-columns-repeated="3"/>
          <table:table-cell table:style-name="ce4" office:value-type="string" calcext:value-type="string">
            <text:p>Звуковой сигнал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 table:number-columns-repeated="3"/>
          <table:table-cell table:style-name="ce4" office:value-type="string" calcext:value-type="string">
            <text:p>Технологическое обнуление</text:p>
          </table:table-cell>
          <table:table-cell table:style-name="ce4" table:number-columns-repeated="3"/>
          <table:table-cell table:style-name="ce4" office:value-type="string" calcext:value-type="string">
            <text:p>Технологическое обнуление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number-columns-repeated="3"/>
          <table:table-cell table:style-name="ce5" office:value-type="string" calcext:value-type="string">
            <text:p>Registration and re-registration (OFD 1.05, 1.1)</text:p>
          </table:table-cell>
          <table:table-cell table:style-name="ce5" table:number-columns-repeated="3"/>
          <table:table-cell table:style-name="ce5" office:value-type="string" calcext:value-type="string">
            <text:p>Registration and re-registration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ТИП РЕГИСТРАЦИ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ИЗМ. СВЕД. О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ЗАМЕНА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ЗАМЕНА ОФ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ИЗМЕНЕНИЕ РЕКВИЗИТОВ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ИЗМЕНЕНИЕ НАСТРОЕК КК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АДРЕС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МЕСТО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НАИМ.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ИНН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НОМЕР ЗАРЕГИСТРИРОВАННОЙ ККТ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tring</text:p>
          </table:table-cell>
          <table:table-cell/>
          <table:table-cell office:value-type="string" calcext:value-type="string">
            <text:p><text:span text:style-name="T1">РН</text:span> <text:span text:style-name="T1">ККТ</text:span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КАССИР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ШФ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ВТОНОМН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САЙТ ФНС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ИНН 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ЭЛ. АДР. ОТПРАВИ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ВТОМАТ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tring</text:p>
          </table:table-cell>
          <table:table-cell/>
          <table:table-cell table:style-name="ce1" office:value-type="string" calcext:value-type="string">
            <text:p>АВТОМА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КТ ДЛЯ УСЛУГ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С БСО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КТ ДЛЯ ИНТЕРНЕ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ИНТЕР В АВТОМАТЕ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ОДАКЦИЗНЫЕ ТОВА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ОВЕДЕНИЕ АЗАРТНОЙ ИГ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РОВЕДЕНИЕ ЛОТЕРЕИ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БАНК. 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БАНК. 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ОВЕРЕННЫЙ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КОМИССИОНЕР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О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УСН ДО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УСН ДОХОД - РАС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ЕНВ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Е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ПАТ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Registration close (OFD 1.05, 1.1)</text:p>
          </table:table-cell>
          <table:table-cell table:style-name="ce5" table:number-columns-repeated="3"/>
          <table:table-cell table:style-name="ce5" office:value-type="string" calcext:value-type="string">
            <text:p>Registration close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1F</text:p>
          </table:table-cell>
          <table:table-cell table:style-name="ce5" table:number-columns-repeated="3"/>
          <table:table-cell table:style-name="ce5" office:value-type="string" calcext:value-type="string">
            <text:p>Report about payment (OFD 1.05, 1.1)</text:p>
          </table:table-cell>
          <table:table-cell table:style-name="ce5" table:number-columns-repeated="3"/>
          <table:table-cell table:style-name="ce5" office:value-type="string" calcext:value-type="string">
            <text:p>Report about payment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error#</text:p>
          </table:table-cell>
          <table:table-cell table:style-name="ce7"/>
          <table:table-cell table:style-name="ce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table:style-name="ce12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1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времени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времени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екунда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2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даты</text:p>
          </table:table-cell>
          <table:table-cell table:style-name="ce4" table:number-columns-repeated="3"/>
          <table:table-cell table:style-name="ce4" office:value-type="string" calcext:value-type="string">
            <text:p>Программирование даты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[xx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3</text:p>
          </table:table-cell>
          <table:table-cell table:style-name="ce4" table:number-columns-repeated="3"/>
          <table:table-cell table:style-name="ce4" office:value-type="string" calcext:value-type="string">
            <text:p>Подтверждение программирования даты</text:p>
          </table:table-cell>
          <table:table-cell table:style-name="ce4" table:number-columns-repeated="3"/>
          <table:table-cell table:style-name="ce4" office:value-type="string" calcext:value-type="string">
            <text:p>Подтверждение программирования даты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[xx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5</text:p>
          </table:table-cell>
          <table:table-cell table:style-name="ce4" table:number-columns-repeated="3"/>
          <table:table-cell table:style-name="ce4" office:value-type="string" calcext:value-type="string">
            <text:p>Отрезка чека</text:p>
          </table:table-cell>
          <table:table-cell table:style-name="ce4" table:number-columns-repeated="3"/>
          <table:table-cell table:style-name="ce4" office:value-type="string" calcext:value-type="string">
            <text:p>Отрезка чека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отреза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олный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неполный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8</text:p>
          </table:table-cell>
          <table:table-cell table:style-name="ce4" table:number-columns-repeated="3"/>
          <table:table-cell table:style-name="ce4" office:value-type="string" calcext:value-type="string">
            <text:p>Открыть денежный ящик</text:p>
          </table:table-cell>
          <table:table-cell table:style-name="ce4" table:number-columns-repeated="3"/>
          <table:table-cell table:style-name="ce4" office:value-type="string" calcext:value-type="string">
            <text:p>Открыть денежный ящик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денежного ящика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29</text:p>
          </table:table-cell>
          <table:table-cell table:style-name="ce4" table:number-columns-repeated="3"/>
          <table:table-cell table:style-name="ce4" office:value-type="string" calcext:value-type="string">
            <text:p>Протяжка бумаги</text:p>
          </table:table-cell>
          <table:table-cell table:style-name="ce4" table:number-columns-repeated="3"/>
          <table:table-cell table:style-name="ce4" office:value-type="string" calcext:value-type="string">
            <text:p>Протяжка бумаги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40</text:p>
          </table:table-cell>
          <table:table-cell table:style-name="ce5" table:number-columns-repeated="3"/>
          <table:table-cell table:style-name="ce5" office:value-type="string" calcext:value-type="string">
            <text:p>Промежуточный суточный отчет без закрытия смены (OFD 1.05, 1.1)</text:p>
          </table:table-cell>
          <table:table-cell table:style-name="ce5" table:number-columns-repeated="3"/>
          <table:table-cell table:style-name="ce5" office:value-type="string" calcext:value-type="string">
            <text:p>Промежуточный суточный отчет без закрытия смены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ay is ope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close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41</text:p>
          </table:table-cell>
          <table:table-cell table:style-name="ce5" table:number-columns-repeated="3"/>
          <table:table-cell table:style-name="ce5" office:value-type="string" calcext:value-type="string">
            <text:p>суточный отчет c закрытием смены (OFD 1.05, 1.1)</text:p>
          </table:table-cell>
          <table:table-cell table:style-name="ce5" table:number-columns-repeated="3"/>
          <table:table-cell table:style-name="ce5" office:value-type="string" calcext:value-type="string">
            <text:p>Закрытие смены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table:number-columns-repeated="3"/>
          <table:table-cell table:style-name="ce5" office:value-type="string" calcext:value-type="string">
            <text:p>STATISTIC REPORT WITHOUT CLEARING (OFD 1.05, 1.1)</text:p>
          </table:table-cell>
          <table:table-cell table:style-name="ce5" table:number-columns-repeated="3"/>
          <table:table-cell table:style-name="ce5" office:value-type="string" calcext:value-type="string">
            <text:p>STATISTIC REPORT WITHOUT CLEARING</text:p>
          </table:table-cell>
          <table:table-cell table:style-name="ce5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Department report, da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Vat report</text:p>
          </table:table-cell>
          <table:table-cell table:number-columns-repeated="1019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table:number-columns-repeated="3"/>
          <table:table-cell table:style-name="ce5" office:value-type="string" calcext:value-type="string">
            <text:p>STATISTIC REPORT WITH CLEARING (OFD 1.05, 1.1)</text:p>
          </table:table-cell>
          <table:table-cell table:style-name="ce5" table:number-columns-repeated="3"/>
          <table:table-cell table:style-name="ce5" office:value-type="string" calcext:value-type="string">
            <text:p>STATISTIC REPORT WITH CLEARING</text:p>
          </table:table-cell>
          <table:table-cell table:style-name="ce5" office:value-type="string" calcext:value-type="string">
            <text:p>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Vat report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50</text:p>
          </table:table-cell>
          <table:table-cell table:style-name="ce5" table:number-columns-repeated="3"/>
          <table:table-cell table:style-name="ce5" office:value-type="string" calcext:value-type="string">
            <text:p>Внесение (OFD 1.05, 1.1)</text:p>
          </table:table-cell>
          <table:table-cell table:style-name="ce5" table:number-columns-repeated="3"/>
          <table:table-cell table:style-name="ce5" office:value-type="string" calcext:value-type="string">
            <text:p>Внесение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51</text:p>
          </table:table-cell>
          <table:table-cell table:style-name="ce5" table:number-columns-repeated="3"/>
          <table:table-cell table:style-name="ce5" office:value-type="string" calcext:value-type="string">
            <text:p>Выплата (OFD 1.05, 1.1)</text:p>
          </table:table-cell>
          <table:table-cell table:style-name="ce5" table:number-columns-repeated="3"/>
          <table:table-cell table:style-name="ce5" office:value-type="string" calcext:value-type="string">
            <text:p>Выплата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0</text:p>
          </table:table-cell>
          <table:table-cell table:style-name="ce5" table:number-columns-repeated="3"/>
          <table:table-cell table:style-name="ce5" office:value-type="string" calcext:value-type="string">
            <text:p>Приход (OFD 1.05, 1.1)</text:p>
          </table:table-cell>
          <table:table-cell table:style-name="ce5" table:number-columns-repeated="3"/>
          <table:table-cell table:style-name="ce5" office:value-type="string" calcext:value-type="string">
            <text:p>Приход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 [1-13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Discount/Add-on type (only if bit0 of “Flag” field is 1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 discount[0] /add-on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value[0] / %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Discount/Add-on value (only if bit0 of “Flag” field is 1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Text(#1030) (53 or 57 bytes, depending on bits “Suppress sale line number if needed” or “Always suppress sale line number”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payment subject(#1191) (only if bit1 of “Flag” field is 1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Code of Goods Assortment(#1162) (LENGTH_PREFIXED_TEXT 32 bytes) (only if bit#2 of “Flag” field is 1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1</text:p>
          </table:table-cell>
          <table:table-cell table:style-name="ce5" table:number-columns-repeated="3"/>
          <table:table-cell table:style-name="ce5" office:value-type="string" calcext:value-type="string">
            <text:p>Расход (OFD 1.05, 1.1)</text:p>
          </table:table-cell>
          <table:table-cell table:style-name="ce5" table:number-columns-repeated="3"/>
          <table:table-cell table:style-name="ce5" office:value-type="string" calcext:value-type="string">
            <text:p>Расход (OFD 1.05, 1.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2</text:p>
          </table:table-cell>
          <table:table-cell table:style-name="ce5" table:number-columns-repeated="3"/>
          <table:table-cell table:style-name="ce5" office:value-type="string" calcext:value-type="string">
            <text:p>Возврат прихода (OFD 1.05, 1.1)</text:p>
          </table:table-cell>
          <table:table-cell table:style-name="ce5" table:number-columns-repeated="3"/>
          <table:table-cell table:style-name="ce5" office:value-type="string" calcext:value-type="string">
            <text:p>Возврат прихода (OFD 1.05, 1.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3</text:p>
          </table:table-cell>
          <table:table-cell table:style-name="ce5" table:number-columns-repeated="3"/>
          <table:table-cell table:style-name="ce5" office:value-type="string" calcext:value-type="string">
            <text:p>Возврат расхода (OFD 1.05, 1.1)</text:p>
          </table:table-cell>
          <table:table-cell table:style-name="ce5" table:number-columns-repeated="3"/>
          <table:table-cell table:style-name="ce5" office:value-type="string" calcext:value-type="string">
            <text:p>Возврат расхода (OFD 1.05, 1.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[0-3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[1] the command has the “Discount/Add-on type” and “Discount/Add-on value” field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[1] the command has the “Additional property of payment subject (#1191)” fiel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ay of payment flag (#1214) [1-7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of payment subject (#1212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5</text:p>
          </table:table-cell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Количество (#1023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85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(alt OFD 1.05, 1.1) when ticket is closed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(alt OFD 1.05, 1.1) when ticket is closed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85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(OFD 1.05, 1.1)</text:p>
          </table:table-cell>
          <table:table-cell table:style-name="ce5" table:number-columns-repeated="3"/>
          <table:table-cell table:style-name="ce5" office:value-type="string" calcext:value-type="string">
            <text:p>Закрытие чека (OFD 1.05, 1.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Flag [0-1] <text:span text:style-name="T2">Bit 0=1 – field “Additional property of check(#1192)” is present</text:span>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88</text:p>
          </table:table-cell>
          <table:table-cell table:style-name="ce4" table:number-columns-repeated="3"/>
          <table:table-cell table:style-name="ce4" office:value-type="string" calcext:value-type="string">
            <text:p>Аннулирование чека</text:p>
          </table:table-cell>
          <table:table-cell table:style-name="ce4" table:number-columns-repeated="3"/>
          <table:table-cell table:style-name="ce4" office:value-type="string" calcext:value-type="string">
            <text:p>Аннулирование чека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9</text:p>
          </table:table-cell>
          <table:table-cell table:style-name="ce5" table:number-columns-repeated="3"/>
          <table:table-cell table:style-name="ce5" office:value-type="string" calcext:value-type="string">
            <text:p>Подытог чека (OFD 1.05, 1.1)</text:p>
          </table:table-cell>
          <table:table-cell table:style-name="ce5" table:number-columns-repeated="3"/>
          <table:table-cell table:style-name="ce5" office:value-type="string" calcext:value-type="string">
            <text:p>Подытог чека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no pri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Подытог чек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8C</text:p>
          </table:table-cell>
          <table:table-cell table:style-name="ce5" table:number-columns-repeated="3"/>
          <table:table-cell table:style-name="ce5" office:value-type="string" calcext:value-type="string">
            <text:p>Копия документа (OFD 1.05, 1.1)</text:p>
          </table:table-cell>
          <table:table-cell table:style-name="ce5" table:number-columns-repeated="3"/>
          <table:table-cell table:style-name="ce5" office:value-type="string" calcext:value-type="string">
            <text:p>Копия документа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Type of document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last fiscal doc(last saved as file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last short report(last from FM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last full report(last from FM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last transmission report(last from FM)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8D</text:p>
          </table:table-cell>
          <table:table-cell table:style-name="ce5" table:number-columns-repeated="3"/>
          <table:table-cell table:style-name="ce5" office:value-type="string" calcext:value-type="string">
            <text:p>Открыть чек (OFD 1.05, 1.1)</text:p>
          </table:table-cell>
          <table:table-cell table:style-name="ce5" table:number-columns-repeated="3"/>
          <table:table-cell table:style-name="ce5" office:value-type="string" calcext:value-type="string">
            <text:p>Открыть чек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Общая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8E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string" calcext:value-type="string">
            <text:p>Check closing (ONLY WITH PAYMENTS=0) (OFD 1.05, 1.1) if ticket is closed</text:p>
          </table:table-cell>
          <table:table-cell table:style-name="ce8" table:number-columns-repeated="3"/>
          <table:table-cell table:style-name="ce8" office:value-type="string" calcext:value-type="string">
            <text:p>Check closing (ONLY WITH PAYMENTS=0) (OFD 1.05, 1.1) if ticket is closed</text:p>
          </table:table-cell>
          <table:table-cell table:style-name="ce8" office:value-type="string" calcext:value-type="string">
            <text:p>1.0, 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Flag (1 byte) 0..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Bit0=0 - field “Additional property of check(#1192)” is not prese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(&gt;0) / остаток к оплате (&lt;0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0=1 - field “Additional property of check(#1192)” is present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Check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6" office:value-type="string" calcext:value-type="string">
            <text:p>8E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8" office:value-type="string" calcext:value-type="string">
            <text:p>Check closing (ONLY WITH PAYMENTS=0) (OFD 1.05, 1.1)</text:p>
          </table:table-cell>
          <table:table-cell table:style-name="ce8" table:number-columns-repeated="3"/>
          <table:table-cell table:style-name="ce8" office:value-type="string" calcext:value-type="string">
            <text:p>Check closing(ONLY WITH PAYMENTS=0)</text:p>
          </table:table-cell>
          <table:table-cell table:style-name="ce8" office:value-type="string" calcext:value-type="string">
            <text:p>1.0, 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Flag (1 byte) 0..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Bit0=0 - field “Additional property of check(#1192)” is not present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дача (&gt;0) / остаток к оплате (&lt;0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Bit0=1 - field “Additional property of check(#1192)” is present</text:p>
          </table:table-cell>
          <table:table-cell table:style-name="ce1"/>
          <table:table-cell table:number-columns-repeated="3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 наличными 1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2</text:p>
          </table:table-cell>
          <table:table-cell table:style-name="ce11"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3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4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умма, тип оплаты 5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Additional property of check(#1192) (only if bit0 of “Flag” field is 1)</text:p>
          </table:table-cell>
          <table:table-cell table:number-columns-repeated="4"/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0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SESSION COUNTERS REQUEST(FM COMMAND 36H) (OFD 1.05, 1.1)</text:p>
          </table:table-cell>
          <table:table-cell table:style-name="ce8" table:number-columns-repeated="3"/>
          <table:table-cell table:style-name="ce8" office:value-type="string" calcext:value-type="string">
            <text:p>FM - SESSION COUNTERS REQUEST(FM COMMAND 36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unters Type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current session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ession number(2 bytes)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fn counte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-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– Return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- Purchas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 – Return Purchase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s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Sal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Return Sales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Purchases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Purchases (4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Total of Correction Checks - Return Purchases (6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1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OPERATIONS COUNTERS REQUEST(FM COMMAND 37H) (OFD 1.05, 1.1)</text:p>
          </table:table-cell>
          <table:table-cell table:style-name="ce8" table:number-columns-repeated="3"/>
          <table:table-cell table:style-name="ce8" office:value-type="string" calcext:value-type="string">
            <text:p>FM - OPERATIONS COUNTERS REQUEST(FM COMMAND 37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ession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-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– Return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-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Sale and Correction checks – Return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– Return Sa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Purchas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 - Return Purchase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С2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C2H: FM - SESSION COUNTERS BY TYPE REQUEST(FM COMMAND 38H) (OFD 1.05, 1.1)</text:p>
          </table:table-cell>
          <table:table-cell table:style-name="ce8" table:number-columns-repeated="3"/>
          <table:table-cell table:style-name="ce8" office:value-type="string" calcext:value-type="string">
            <text:p>C2H: FM - SESSION COUNTERS BY TYPE REQUEST(FM COMMAND 38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s quant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perations Type 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Sales check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Return Sales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Purchases check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Return Purchases check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payment #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Sum of VAT rate #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Quantity of Correction check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Total of Correction Checks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С3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C3H: FM - FORMAT REQUEST(FM COMMAND 3AH) (OFD 1.05, 1.1)</text:p>
          </table:table-cell>
          <table:table-cell table:style-name="ce8" table:number-columns-repeated="3"/>
          <table:table-cell table:style-name="ce8" office:value-type="string" calcext:value-type="string">
            <text:p>C3H: FM - FORMAT REQUEST(FM COMMAND 3A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Used FFD version cod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Possible FFD version code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4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REMAINED VALIDITY PERIOD REQUEST(FM COMMAND 3BH) (OFD 1.05, 1.1)</text:p>
          </table:table-cell>
          <table:table-cell table:style-name="ce8" table:number-columns-repeated="3"/>
          <table:table-cell table:style-name="ce8" office:value-type="string" calcext:value-type="string">
            <text:p>FM - REMAINED VALIDITY PERIOD REQUEST(FM COMMAND 3B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Quantity of days remained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8" office:value-type="string" calcext:value-type="string">
            <text:p>С5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FREE MEMORY RESOURCE REQUEST(FM COMMAND 3DH) (OFD 1.05, 1.1)</text:p>
          </table:table-cell>
          <table:table-cell table:style-name="ce8" table:number-columns-repeated="3"/>
          <table:table-cell table:style-name="ce8" office:value-type="string" calcext:value-type="string">
            <text:p>FM - FREE MEMORY RESOURCE REQUEST(FM COMMAND 3D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5 years storage resource remained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30 days storage resource remained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6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COUNTERS OF NOT TRANSMITTED DOCS(FM COMMAND 39H) (OFD 1.05, 1.1)</text:p>
          </table:table-cell>
          <table:table-cell table:style-name="ce8" table:number-columns-repeated="3"/>
          <table:table-cell table:style-name="ce8" office:value-type="string" calcext:value-type="string">
            <text:p>FM – COUNTERS OF NOT TRANSMITTED DOCS(FM COMMAND 39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-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– Return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Return Sal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-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• Answer from FM: Quantity of Not Transmitted Sale and Correction Checks – Return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• Answer from FM: Total of Not Transmitted Sale and Correction Checks - Return Purchase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7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- TOTAL DATA SIZE(FM COMMAND A7H) (OFD 1.05, 1.1)</text:p>
          </table:table-cell>
          <table:table-cell table:style-name="ce8" table:number-columns-repeated="3"/>
          <table:table-cell table:style-name="ce8" office:value-type="string" calcext:value-type="string">
            <text:p>FM - TOTAL DATA SIZE(FM COMMAND A7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otal data size 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8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GET REGISTRATION DOCUMENT TVL(FM COMMAND 47H) (OFD 1.05, 1.1)</text:p>
          </table:table-cell>
          <table:table-cell table:style-name="ce8" table:number-columns-repeated="3"/>
          <table:table-cell table:style-name="ce8" office:value-type="string" calcext:value-type="string">
            <text:p>FM – GET REGISTRATION DOCUMENT TVL(FM COMMAND 47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Answer from FM: TLV(STLV) Fiscal document data (X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СА</text:p>
          </table:table-cell>
          <table:table-cell table:style-name="ce10"/>
          <table:table-cell table:style-name="ce8" table:number-columns-repeated="2"/>
          <table:table-cell table:style-name="ce8" office:value-type="string" calcext:value-type="string">
            <text:p>FM – FIND DOCUMENT BY NUMBER(FM COMMAND 50H) (OFD 1.05, 1.1)</text:p>
          </table:table-cell>
          <table:table-cell table:style-name="ce8" table:number-columns-repeated="3"/>
          <table:table-cell table:style-name="ce8" office:value-type="string" calcext:value-type="string">
            <text:p>FM – FIND DOCUMENT BY NUMBER(FM COMMAND 50H)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Format flag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format 40h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format AFS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tag 1192 present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not presen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esen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год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месяц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день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час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Answer from FM: минут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number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sign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Operation sum(5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Operation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Archive Fiscal Sign(1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swer from FM: Document type(1 byte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0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1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2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3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payment #4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0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1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2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3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4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Answer from FM: Sum of VAT rate #5(5 bytes 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nswer from FM: Tag 1192 (16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/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Answer from FM: TLV(STLV) Fiscal document data, first 10 sale line(X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5" office:value-type="string" calcext:value-type="string">
            <text:p>D6</text:p>
          </table:table-cell>
          <table:table-cell table:style-name="ce5" table:number-columns-repeated="3"/>
          <table:table-cell table:style-name="ce5" office:value-type="string" calcext:value-type="string">
            <text:p>Чек коррекции (OFD 1.05, 1.1)</text:p>
          </table:table-cell>
          <table:table-cell table:style-name="ce5" table:number-columns-repeated="3"/>
          <table:table-cell table:style-name="ce5" office:value-type="string" calcext:value-type="string">
            <text:p>Чек коррекции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orrection typ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office:value-type="string" calcext:value-type="string">
            <text:p>independ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</text:p>
          </table:table-cell>
          <table:table-cell office:value-type="string" calcext:value-type="string">
            <text:p>prescrip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ax co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UTOMATIC MOD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 - traditional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2 – light, incom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4 – light, income minus expenses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8 – Single tax for inputed earnings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6 – Single agricultural tax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32 – Patent taxation system;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56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Reason for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prefdata</text:p>
          </table:table-cell>
          <table:table-cell/>
          <table:table-cell office:value-type="string" calcext:value-type="string">
            <text:p>Doc Number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7</text:p>
          </table:table-cell>
          <table:table-cell table:style-name="ce4" table:number-columns-repeated="3"/>
          <table:table-cell table:style-name="ce4" office:value-type="string" calcext:value-type="string">
            <text:p>Получить последнюю ошибку</text:p>
          </table:table-cell>
          <table:table-cell table:style-name="ce4" table:number-columns-repeated="3"/>
          <table:table-cell table:style-name="ce4" office:value-type="string" calcext:value-type="string">
            <text:p>Получить последнюю ошибку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D8</text:p>
          </table:table-cell>
          <table:table-cell table:style-name="ce5" table:number-columns-repeated="3"/>
          <table:table-cell table:style-name="ce5" office:value-type="string" calcext:value-type="string">
            <text:p>Отправить данные ОФД (OFD 1.05, 1.1)</text:p>
          </table:table-cell>
          <table:table-cell table:style-name="ce5" table:number-columns-repeated="3"/>
          <table:table-cell table:style-name="ce5" office:value-type="string" calcext:value-type="string">
            <text:p>Отправить данные ОФД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Идентификатор данных ОФД [&gt;1000]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0</text:p>
          </table:table-cell>
          <table:table-cell office:value-type="string" calcext:value-type="string">
            <text:p>Delete all OFD data sent by PC/-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05</text:p>
          </table:table-cell>
          <table:table-cell office:value-type="string" calcext:value-type="string">
            <text:p>Money transfer operator address/Text {S}, 256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08</text:p>
          </table:table-cell>
          <table:table-cell office:value-type="string" calcext:value-type="string">
            <text:p>Purchaser phone or email address/Text +{D} or {S}@{S}, 64 chars/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16</text:p>
          </table:table-cell>
          <table:table-cell office:value-type="string" calcext:value-type="string">
            <text:p>Money transfer operator TIN/Text 10 or 12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26</text:p>
          </table:table-cell>
          <table:table-cell office:value-type="string" calcext:value-type="string">
            <text:p>Money transfer operator name/Text {S}, 64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44</text:p>
          </table:table-cell>
          <table:table-cell office:value-type="string" calcext:value-type="string">
            <text:p>Paying agent operation/Text/{S}, 24 chars/SE, 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57</text:p>
          </table:table-cell>
          <table:table-cell office:value-type="string" calcext:value-type="string">
            <text:p>Flag of agent/Byte/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3</text:p>
          </table:table-cell>
          <table:table-cell office:value-type="string" calcext:value-type="string">
            <text:p>Paying agent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4</text:p>
          </table:table-cell>
          <table:table-cell office:value-type="string" calcext:value-type="string">
            <text:p>Payments receiving operato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075</text:p>
          </table:table-cell>
          <table:table-cell office:value-type="string" calcext:value-type="string">
            <text:p>Money transfer operato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171</text:p>
          </table:table-cell>
          <table:table-cell office:value-type="string" calcext:value-type="string">
            <text:p>Supplier phone/Text +{D}, 19 chars/SE, TE, 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2</text:p>
          </table:table-cell>
          <table:table-cell office:value-type="string" calcext:value-type="string">
            <text:p>Flag of agent by payment subject/Byte/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5</text:p>
          </table:table-cell>
          <table:table-cell office:value-type="string" calcext:value-type="string">
            <text:p>Supplier Name/Text {S}, 256 chars/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1226</text:p>
          </table:table-cell>
          <table:table-cell office:value-type="string" calcext:value-type="string">
            <text:p>Supplier TIN/Text 10 or 12 chars/SE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операции [0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лина "Данных для ОФД" [1-256]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9</text:p>
          </table:table-cell>
          <table:table-cell table:style-name="ce5" table:number-columns-repeated="3"/>
          <table:table-cell table:style-name="ce5" office:value-type="string" calcext:value-type="string">
            <text:p>Открыть смену (OFD 1.05, 1.1)</text:p>
          </table:table-cell>
          <table:table-cell table:style-name="ce5" table:number-columns-repeated="3"/>
          <table:table-cell table:style-name="ce5" office:value-type="string" calcext:value-type="string">
            <text:p>Открыть смену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0 - Fixed [0]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1 - print [0] / no print [1]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2 - don’t save on file [0] / save on file [1]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3 - Fixed [0]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prefdata</text:p>
          </table:table-cell>
          <table:table-cell/>
          <table:table-cell table:style-name="ce1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table:style-name="ce1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A</text:p>
          </table:table-cell>
          <table:table-cell table:style-name="ce4" table:number-columns-repeated="3"/>
          <table:table-cell table:style-name="ce4" office:value-type="string" calcext:value-type="string">
            <text:p>Открыть нефискальный докумен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B</text:p>
          </table:table-cell>
          <table:table-cell table:style-name="ce4" table:number-columns-repeated="3"/>
          <table:table-cell table:style-name="ce4" office:value-type="string" calcext:value-type="string">
            <text:p>Печатать текс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Сжаты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 (символ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C</text:p>
          </table:table-cell>
          <table:table-cell table:style-name="ce4" table:number-columns-repeated="3"/>
          <table:table-cell table:style-name="ce4" office:value-type="string" calcext:value-type="string">
            <text:p>Отрезать чек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D</text:p>
          </table:table-cell>
          <table:table-cell table:style-name="ce4" table:number-columns-repeated="3"/>
          <table:table-cell table:style-name="ce4" office:value-type="string" calcext:value-type="string">
            <text:p>Печатать картинку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картинки для печати (1-25)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</text:p>
          </table:table-cell>
          <table:table-cell table:style-name="ce4" table:number-columns-repeated="3"/>
          <table:table-cell table:style-name="ce4" office:value-type="string" calcext:value-type="string">
            <text:p>Печатать 1D штрих-код</text:p>
          </table:table-cell>
          <table:table-cell table:style-name="ce4" table:number-columns-repeated="3"/>
          <table:table-cell table:style-name="ce4" office:value-type="string" calcext:value-type="string">
            <text:p>Печатать 1D штрих-код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библиотеки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Высот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раниц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слев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по центру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справа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</text:p>
          </table:table-cell>
          <table:table-cell table:style-name="ce4" table:number-columns-repeated="3"/>
          <table:table-cell table:style-name="ce4" office:value-type="string" calcext:value-type="string">
            <text:p>Печатать 2D штрих-код</text:p>
          </table:table-cell>
          <table:table-cell table:style-name="ce4" table:number-columns-repeated="3"/>
          <table:table-cell table:style-name="ce4" office:value-type="string" calcext:value-type="string">
            <text:p>Печатать 2D штрих-код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библиотеки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2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2D к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QR-C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PDF417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Код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DF</text:p>
          </table:table-cell>
          <table:table-cell table:style-name="ce4" table:number-columns-repeated="3"/>
          <table:table-cell table:style-name="ce4" office:value-type="string" calcext:value-type="string">
            <text:p>Закрыть нефискальный документ</text:p>
          </table:table-cell>
          <table:table-cell table:style-name="ce4" table:number-columns-repeated="4"/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закрытия 1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0</text:p>
          </table:table-cell>
          <table:table-cell table:style-name="ce4" table:number-columns-repeated="3"/>
          <table:table-cell table:style-name="ce4" office:value-type="string" calcext:value-type="string">
            <text:p>Запрос статуса ФН</text:p>
          </table:table-cell>
          <table:table-cell table:style-name="ce4" table:number-columns-repeated="3"/>
          <table:table-cell table:style-name="ce4" office:value-type="string" calcext:value-type="string">
            <text:p>Запрос статуса ФН</text:p>
          </table:table-cell>
          <table:table-cell table:style-name="ce2" office:value-type="string" calcext:value-type="string">
            <text:p>1.0, 1.05, 1.1</text:p>
          </table:table-cell>
          <table:table-cell table:style-name="ce17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екущий докумен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Номер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2" table:number-columns-repeated="3"/>
          <table:table-cell table:style-name="ce2" office:value-type="string" calcext:value-type="string">
            <text:p>Запрос заводского номера ФН</text:p>
          </table:table-cell>
          <table:table-cell table:style-name="ce2" table:number-columns-repeated="3"/>
          <table:table-cell table:style-name="ce2" office:value-type="string" calcext:value-type="string">
            <text:p>Запрос заводского номера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2" table:number-columns-repeated="3"/>
          <table:table-cell table:style-name="ce2" office:value-type="string" calcext:value-type="string">
            <text:p>Запрос срока действия ФН</text:p>
          </table:table-cell>
          <table:table-cell table:style-name="ce2" table:number-columns-repeated="3"/>
          <table:table-cell table:style-name="ce2" office:value-type="string" calcext:value-type="string">
            <text:p>Запрос срока действия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table:number-columns-repeated="3"/>
          <table:table-cell table:style-name="ce2" office:value-type="string" calcext:value-type="string">
            <text:p>Запрос версии ФН</text:p>
          </table:table-cell>
          <table:table-cell table:style-name="ce2" table:number-columns-repeated="3"/>
          <table:table-cell table:style-name="ce2" office:value-type="string" calcext:value-type="string">
            <text:p>Запрос версии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6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table:number-columns-repeated="3"/>
          <table:table-cell table:style-name="ce2" office:value-type="string" calcext:value-type="string">
            <text:p>Получить от ФН статус ОФД</text:p>
          </table:table-cell>
          <table:table-cell table:style-name="ce2" table:number-columns-repeated="3"/>
          <table:table-cell table:style-name="ce2" office:value-type="string" calcext:value-type="string">
            <text:p>Получить от ФН статус ОФД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style-name="ce2" table:number-columns-repeated="3"/>
          <table:table-cell table:style-name="ce2" office:value-type="string" calcext:value-type="string">
            <text:p>Получить фискальный документ по номеру из ФН</text:p>
          </table:table-cell>
          <table:table-cell table:style-name="ce2" table:number-columns-repeated="3"/>
          <table:table-cell table:style-name="ce2" office:value-type="string" calcext:value-type="string">
            <text:p>Получить фискальный документ по номеру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6</text:p>
          </table:table-cell>
          <table:table-cell table:style-name="ce2" table:number-columns-repeated="3"/>
          <table:table-cell table:style-name="ce2" office:value-type="string" calcext:value-type="string">
            <text:p>Получить подтверждение ОФД для ФД из ФН</text:p>
          </table:table-cell>
          <table:table-cell table:style-name="ce2" table:number-columns-repeated="3"/>
          <table:table-cell table:style-name="ce2" office:value-type="string" calcext:value-type="string">
            <text:p>Получить подтверждение ОФД для ФД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7</text:p>
          </table:table-cell>
          <table:table-cell table:style-name="ce2" table:number-columns-repeated="3"/>
          <table:table-cell table:style-name="ce2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" table:number-columns-repeated="3"/>
          <table:table-cell table:style-name="ce2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8</text:p>
          </table:table-cell>
          <table:table-cell table:style-name="ce2" table:number-columns-repeated="3"/>
          <table:table-cell table:style-name="ce2" office:value-type="string" calcext:value-type="string">
            <text:p>Запрос итогов фискализации из ФН</text:p>
          </table:table-cell>
          <table:table-cell table:style-name="ce2" table:number-columns-repeated="3"/>
          <table:table-cell table:style-name="ce2" office:value-type="string" calcext:value-type="string">
            <text:p>Запрос итогов фискализации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регистраци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table:style-name="ce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2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ИН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0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режим работ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xtra flags working mod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ИНН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9</text:p>
          </table:table-cell>
          <table:table-cell table:style-name="ce2" table:number-columns-repeated="3"/>
          <table:table-cell table:style-name="ce2" office:value-type="string" calcext:value-type="string">
            <text:p>Запрос TLV параметра фискализации из ФН</text:p>
          </table:table-cell>
          <table:table-cell table:style-name="ce2" table:number-columns-repeated="3"/>
          <table:table-cell table:style-name="ce2" office:value-type="string" calcext:value-type="string">
            <text:p>Запрос TLV параметра фискализации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регистрации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TLV параметра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TLV параметр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A</text:p>
          </table:table-cell>
          <table:table-cell table:style-name="ce2" table:number-columns-repeated="3"/>
          <table:table-cell table:style-name="ce2" office:value-type="string" calcext:value-type="string">
            <text:p>Запрос фискального документа в TLV формате из ФН</text:p>
          </table:table-cell>
          <table:table-cell table:style-name="ce2" table:number-columns-repeated="3"/>
          <table:table-cell table:style-name="ce2" office:value-type="string" calcext:value-type="string">
            <text:p>Запрос фискального документа в TLV формате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фискального документа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??? Фискальный документ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table:number-columns-repeated="3"/>
          <table:table-cell table:style-name="ce2" office:value-type="string" calcext:value-type="string">
            <text:p>Чтение TLV структуры фискального документа из ФН</text:p>
          </table:table-cell>
          <table:table-cell table:style-name="ce2" table:number-columns-repeated="3"/>
          <table:table-cell table:style-name="ce2" office:value-type="string" calcext:value-type="string">
            <text:p>Чтение TLV структуры фискального документа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tlvdata</text:p>
          </table:table-cell>
          <table:table-cell/>
          <table:table-cell office:value-type="string" calcext:value-type="string">
            <text:p>TLV(STLV) данные фискального документа "[тип][размер]данные"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table:number-columns-repeated="3"/>
          <table:table-cell table:style-name="ce2" office:value-type="string" calcext:value-type="string">
            <text:p>Запрос параметров текущей смены из ФН</text:p>
          </table:table-cell>
          <table:table-cell table:style-name="ce2" table:number-columns-repeated="3"/>
          <table:table-cell table:style-name="ce2" office:value-type="string" calcext:value-type="string">
            <text:p>Запрос параметров текущей смены из ФН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2" table:number-columns-repeated="3"/>
          <table:table-cell table:style-name="ce2" office:value-type="string" calcext:value-type="string">
            <text:p>Запрос актуальных времени и даты</text:p>
          </table:table-cell>
          <table:table-cell table:style-name="ce2" table:number-columns-repeated="3"/>
          <table:table-cell table:style-name="ce2" office:value-type="string" calcext:value-type="string">
            <text:p>Запрос актуальных времени и даты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ККТ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ККТ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 Состояние бездействия [1 - бездействие, 0 - ККТ активна]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bitfield</text:p>
          </table:table-cell>
          <table:table-cell/>
          <table:table-cell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2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3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4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оплат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печать сдачи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выдача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последнего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последнего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Итог чека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5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общих итогов (OFD 1.05, 1.1)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общих итогов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6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суточных итогов (OFD 1.05, 1.1)</text:p>
          </table:table-cell>
          <table:table-cell table:style-name="ce5" table:number-columns-repeated="3"/>
          <table:table-cell table:style-name="ce5" office:value-type="string" calcext:value-type="string">
            <text:p>Запрос статуса суточных итогов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/>
          <table:table-cell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/>
          <table:table-cell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итогов чека</text:p>
          </table:table-cell>
          <table:table-cell table:style-name="ce2" table:number-columns-repeated="3"/>
          <table:table-cell table:style-name="ce2" office:value-type="string" calcext:value-type="string">
            <text:p>Запрос статуса итогов чека</text:p>
          </table:table-cell>
          <table:table-cell table:style-name="ce2" office:value-type="string" calcext:value-type="string">
            <text:p>1.0, 1.05, 1.1</text:p>
          </table:table-cell>
          <table:table-cell table:style-name="ce16" table:number-columns-repeated="1014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Нацен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Скид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Отмен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Возвра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Подытог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8</text:p>
          </table:table-cell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Остаток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2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чек открыт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F8</text:p>
          </table:table-cell>
          <table:table-cell table:style-name="ce8" table:number-columns-repeated="3"/>
          <table:table-cell table:style-name="ce8" office:value-type="string" calcext:value-type="string">
            <text:p>ADDITIONAL INFO(RESERVED) (OFD 1.05, 1.1)</text:p>
          </table:table-cell>
          <table:table-cell table:style-name="ce8" table:number-columns-repeated="3"/>
          <table:table-cell table:style-name="ce8" office:value-type="string" calcext:value-type="string">
            <text:p>ADDITIONAL INFO(RESERVED)</text:p>
          </table:table-cell>
          <table:table-cell table:style-name="ce8" office:value-type="string" calcext:value-type="string">
            <text:p>1.0, 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type of open ticket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no ticket open(or different ticket open from below list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al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eturn sal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urchas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return purchase ticket ope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tickets in the day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documents in the day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last FD document numb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last FD document fiscal sign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9</text:p>
          </table:table-cell>
          <table:table-cell table:style-name="ce8" table:number-columns-repeated="3"/>
          <table:table-cell table:style-name="ce8" office:value-type="string" calcext:value-type="string">
            <text:p>Not transmitted counters status (OFD 1.05, 1.1)</text:p>
          </table:table-cell>
          <table:table-cell table:style-name="ce8" table:number-columns-repeated="3"/>
          <table:table-cell table:style-name="ce8" office:value-type="string" calcext:value-type="string">
            <text:p>Not transmitted counters status</text:p>
          </table:table-cell>
          <table:table-cell table:style-name="ce8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return of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return of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independent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prescripriton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<text:s/>vat 5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correction sal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independent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office:value-type="string" calcext:value-type="string">
            <text:p>number of ticket, prescripriton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1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2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3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4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payment 5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1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2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3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4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5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office:value-type="string" calcext:value-type="string">
            <text:p>vat 6 - correction purchase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A</text:p>
          </table:table-cell>
          <table:table-cell table:style-name="ce8" table:number-columns-repeated="3"/>
          <table:table-cell table:style-name="ce8" office:value-type="string" calcext:value-type="string">
            <text:p>Get Cash in Drawer counter status (OFD 1.05, 1.1)</text:p>
          </table:table-cell>
          <table:table-cell table:style-name="ce8" table:number-columns-repeated="3"/>
          <table:table-cell table:style-name="ce8" office:value-type="string" calcext:value-type="string">
            <text:p>Get Cash in Drawer counter status</text:p>
          </table:table-cell>
          <table:table-cell table:style-name="ce8" office:value-type="string" calcext:value-type="string">
            <text:p>1.05, 1.1</text:p>
          </table:table-cell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number-columns-repeated="4"/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7" office:value-type="string" calcext:value-type="string">
            <text:p>Cash in Drawer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3" office:value-type="string" calcext:value-type="string">
            <text:p><text:span text:style-name="T3">Number of Cash Deposit(2 bytes)</text:span>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Cash Deposit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Cash Withdrawal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Cash Withdrawal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Return Sal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Return Sal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Purchas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Purchas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Return Purchase Ticket Void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Return Purchase Ticket Void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-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– Return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Return Sales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-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Discounts – Return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Discounts - Return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Add-ons - Return Purchases (2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Add-ons - Return Purchas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8" office:value-type="string" calcext:value-type="string">
            <text:p>FB</text:p>
          </table:table-cell>
          <table:table-cell table:style-name="ce8" table:number-columns-repeated="3"/>
          <table:table-cell table:style-name="ce8" office:value-type="string" calcext:value-type="string">
            <text:p>STATISTIC REPORTS (OFD 1.05, 1.1)</text:p>
          </table:table-cell>
          <table:table-cell table:style-name="ce8" table:number-columns-repeated="3"/>
          <table:table-cell table:style-name="ce8" office:value-type="string" calcext:value-type="string">
            <text:p>STATISTIC REPORTS</text:p>
          </table:table-cell>
          <table:table-cell table:style-name="ce8"/>
          <table:table-cell table:style-name="ce19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Flags 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Bit 0=0 - Day, 1=Period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- Sal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Bit 1=1 - Department Totals</text:p>
          </table:table-cell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7" office:value-type="string" calcext:value-type="string">
            <text:p>Number of row(department) 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– Return Sal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Return Sales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- Purchases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number</text:p>
          </table:table-cell>
          <table:table-cell table:style-name="ce7"/>
          <table:table-cell table:style-name="ce14" office:value-type="string" calcext:value-type="string">
            <text:p>Number of Sale – Return Purchases (4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 table:number-columns-repeated="5"/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money</text:p>
          </table:table-cell>
          <table:table-cell table:style-name="ce7"/>
          <table:table-cell table:style-name="ce14" office:value-type="string" calcext:value-type="string">
            <text:p>Sum of Sale - Return Purchases (8 bytes)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6" office:value-type="string" calcext:value-type="string">
            <text:p>FF</text:p>
          </table:table-cell>
          <table:table-cell table:style-name="ce5" table:number-columns-repeated="3"/>
          <table:table-cell table:style-name="ce5" office:value-type="string" calcext:value-type="string">
            <text:p>INFORMATIONS (OFD 1.05, 1.1)</text:p>
          </table:table-cell>
          <table:table-cell table:style-name="ce5" table:number-columns-repeated="3"/>
          <table:table-cell table:style-name="ce5" office:value-type="string" calcext:value-type="string">
            <text:p>INFORMATIONS (Information type=0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Information type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inter informati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Printer Mode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ECR S/N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FF</text:p>
          </table:table-cell>
          <table:table-cell table:style-name="ce5" table:number-columns-repeated="3"/>
          <table:table-cell table:style-name="ce5" office:value-type="string" calcext:value-type="string">
            <text:p>INFORMATIONS (OFD 1.05, 1.1)</text:p>
          </table:table-cell>
          <table:table-cell table:style-name="ce5" table:number-columns-repeated="3"/>
          <table:table-cell table:style-name="ce5" office:value-type="string" calcext:value-type="string">
            <text:p>INFORMATIONS (Information type=1)</text:p>
          </table:table-cell>
          <table:table-cell table:style-name="ce5" office:value-type="string" calcext:value-type="string">
            <text:p>1.0, 1.05, 1.1</text:p>
          </table:table-cell>
          <table:table-cell table:style-name="ce18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4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пароль оператора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error#</text:p>
          </table:table-cell>
          <table:table-cell/>
          <table:table-cell office:value-type="string" calcext:value-type="string">
            <text:p>код ошибки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style-name="ce7"/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number</text:p>
          </table:table-cell>
          <table:table-cell/>
          <table:table-cell table:style-name="ce1" office:value-type="string" calcext:value-type="string">
            <text:p>Information type: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порядковый номер оператора</text:p>
          </table:table-cell>
          <table:table-cell table:style-name="ce7"/>
          <table:table-cell table:style-name="ce20" table:number-columns-repeated="1014"/>
        </table:table-row>
        <table:table-row table:style-name="ro1"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iscal state informat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umber</text:p>
          </table:table-cell>
          <table:table-cell table:style-name="ce6"/>
          <table:table-cell table:style-name="ce6" office:value-type="string" calcext:value-type="string">
            <text:p>Fiscal 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number-columns-repeated="2"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1">
          <table:table-cell table:style-name="ce9" table:number-columns-repeated="10"/>
          <table:table-cell table:style-name="ce21" table:number-columns-repeated="1014"/>
        </table:table-row>
        <table:table-row table:style-name="ro1" table:number-rows-repeated="1047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-1_1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amily 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016 – VAT TABLE – 16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VAT 1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2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3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4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5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6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7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8 (2 bytes, range: 0-9999)</text:p>
          </table:table-cell>
          <table:table-cell/>
        </table:table-row>
        <table:table-row table:style-name="ro1">
          <table:table-cell office:value-type="string" calcext:value-type="string">
            <text:p>018 – PRINTER PARAMETERS – 9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PRINT ENERGY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-2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-2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-1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-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-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-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~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+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8~+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9~+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~+1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~+2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2~+24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INTER SPEED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5~55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0~7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~1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OTTOM LINE FEED (1 byte, range 0..2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INTERLINE COMPRESSION (1 byte, range 0..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TICKET FORMAT (4 byte, range 0..4095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-<text:tab/>bit 0: “Suppress sale line number if needed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1: “Always suppress sale line number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2: “Suppress fiscal logo printing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3: “QR-code mixed with data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4: “Compact sale line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5: “No tag Payment subject flag, #1212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6: “No tag Way of payment flag, #1214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7: “No tag Code of goods assortment, #1162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8: “No tag Additional property of payment subject, #1191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9: “No tag Flag of agent by payment subject, #1222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10: “No tag Agent data, #1223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11: “No tag Supplier data, #1224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<text:tab/>bit 12: “No tag Supplier name, #1226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ENABLE CUTT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9 – GENERAL CONFIGURATION – 4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CASH DRAWER VOLTAG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24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12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6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FPU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АВТО РЕЖИ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ПРИНУД.FPU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ПРИНУД.ЛОКАЛ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ПРИНУД.АННУЛ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ADD EXTRA INFO (1 byt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 – HEADER – 40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HEADER LINE 1 - PROPERTY (1 bytes, see table 021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1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2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2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3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3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4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4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5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5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6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6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7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7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8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8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9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9 - TEXT (44 bytes, text)</text:p>
          </table:table-cell>
          <table:table-cell/>
        </table:table-row>
        <table:table-row table:style-name="ro1">
          <table:table-cell office:value-type="string" calcext:value-type="string">
            <text:p>023 – FOOTER – 40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FOOTER LINE 1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1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2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2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3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3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4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4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5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5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6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6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7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7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8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8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9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9 - TEXT (44 bytes, text)</text:p>
          </table:table-cell>
          <table:table-cell/>
        </table:table-row>
        <table:table-row table:style-name="ro1">
          <table:table-cell office:value-type="string" calcext:value-type="string">
            <text:p>030 – OFD PARAMETERS – 130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FDO WEB SITE (128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DO WEB SITE PORT (2 bytes, range 1..65535)</text:p>
          </table:table-cell>
          <table:table-cell/>
        </table:table-row>
        <table:table-row table:style-name="ro1">
          <table:table-cell office:value-type="string" calcext:value-type="string">
            <text:p>910 – COMMUNICATION PARAMETERS – 11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PROTOCO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CUSTO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CUSTOM DL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CUSTOM R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AURATE (4 bytes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6~9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92~1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84~38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76~57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52~1152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IT NUMB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~8,NONE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7,ODD,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XON-XOFF TX FOOT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XON-XOFF TX ECHO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HANDSHAK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RTS/C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XON/XOF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PLAY LIN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C CHANNE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АВТО РЕЖИ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RS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Wi-F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Bluetoo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Ethern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~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1 – Eth PARAMETERS – 2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ENABLE DHC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IP ADDRESS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NETWORK MASK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GATEWAY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NS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ORT (2 bytes, range 0..65535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CID (6 bytes, read only. When writing family code 911 must be present, value is ignored)</text:p>
          </table:table-cell>
          <table:table-cell/>
        </table:table-row>
        <table:table-row table:style-name="ro1">
          <table:table-cell office:value-type="string" calcext:value-type="string">
            <text:p>120 – DEPARTMENT PARAMETERS – Number of rows: 16, size of row: 71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DESCRIPTION (30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RICE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PT VAT CODE (1 bytes, range 1.. 8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SINGLE ITEM RECEIP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DISABL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ENABL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WRITE-OFFS EN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VOID ENABLED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ENAB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PT ENABLED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IN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ISC/MARKUP MODE (1 bytes, range 0.. 2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CRO FUNCTION (1 bytes, range 0.. 1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RICE 1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PTS GROUPS (1 bytes, range 1.. 6)</text:p>
          </table:table-cell>
          <table:table-cell/>
        </table:table-row>
        <table:table-row table:style-name="ro1">
          <table:table-cell office:value-type="string" calcext:value-type="string">
            <text:p>320 – OPERATOR PARAMETERS – Number of rows: 8, size of row: 96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CODE (1 byte, range 0..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ASSWORD (2 bytes, range 0..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SCRIPTION (6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TIN CASSIERE (12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TEMPORARY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НЕ ВРЕМЕННЫЙ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ВРЕМЕННЫЙ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OGRAM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OGRAMM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ZEROSETT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AD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GISTER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FUND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WRITE-OFF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AYME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PARTME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ON SB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VOID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RATOR ZEROSE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ARTOR REPOR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FISCAL ZEROSETTING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CRO FUNCTION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 – PAYMENT PARAMETERS – Number of rows: 4, size of row: 54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ENABL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SCRIPTION (30 byt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NO CASH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N CASH DRAW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NDATORY AMOU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CHANGE FORBIDDEN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RAWER ONLY PO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SERVED TO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AMOUNT (8 bytes, range 0.. 999999999999)</text:p>
          </table:table-cell>
          <table:table-cell/>
        </table:table-row>
        <table:table-row table:style-name="ro1" table:number-rows-repeated="10483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rrors-1_1" table:style-name="ta3">
        <table:table-column table:style-name="co19" table:default-cell-style-name="ce81"/>
        <table:table-column table:style-name="co20" table:default-cell-style-name="ce81"/>
        <table:table-column table:style-name="co21" table:default-cell-style-name="ce81"/>
        <table:table-column table:style-name="co22" table:number-columns-repeated="1020" table:default-cell-style-name="ce47"/>
        <table:table-column table:style-name="co12" table:default-cell-style-name="ce47"/>
        <table:table-row table:style-name="ro3">
          <table:table-cell table:style-name="ce77" office:value-type="string" calcext:value-type="string">
            <text:p>Error #</text:p>
          </table:table-cell>
          <table:table-cell table:style-name="ce77" office:value-type="string" calcext:value-type="string">
            <text:p>Description</text:p>
          </table:table-cell>
          <table:table-cell table:style-name="ce83" office:value-type="string" calcext:value-type="string">
            <text:p>end</text:p>
          </table:table-cell>
          <table:table-cell table:number-columns-repeated="1021"/>
        </table:table-row>
        <table:table-row table:style-name="ro3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нет ошибок</text:p>
          </table:table-cell>
          <table:table-cell table:style-name="ce83"/>
          <table:table-cell table:number-columns-repeated="1021"/>
        </table:table-row>
        <table:table-row table:style-name="ro3">
          <table:table-cell table:style-name="ce79" office:value-type="float" office:value="1" calcext:value-type="float">
            <text:p>1</text:p>
          </table:table-cell>
          <table:table-cell table:style-name="ce82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4">
          <table:table-cell table:style-name="ce80" office:value-type="float" office:value="2" calcext:value-type="float">
            <text:p>2</text:p>
          </table:table-cell>
          <table:table-cell table:style-name="ce47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80" office:value-type="float" office:value="6" calcext:value-type="float">
            <text:p>6</text:p>
          </table:table-cell>
          <table:table-cell table:style-name="ce47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4">
          <table:table-cell table:style-name="ce80" office:value-type="float" office:value="11" calcext:value-type="float">
            <text:p>11</text:p>
          </table:table-cell>
          <table:table-cell table:style-name="ce47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4">
          <table:table-cell table:style-name="ce80" office:value-type="float" office:value="13" calcext:value-type="float">
            <text:p>13</text:p>
          </table:table-cell>
          <table:table-cell table:style-name="ce47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7" calcext:value-type="float">
            <text:p>37</text:p>
          </table:table-cell>
          <table:table-cell table:style-name="ce47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4">
          <table:table-cell table:style-name="ce80" office:value-type="float" office:value="100" calcext:value-type="float">
            <text:p>100</text:p>
          </table:table-cell>
          <table:table-cell table:style-name="ce47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101" calcext:value-type="float">
            <text:p>101</text:p>
          </table:table-cell>
          <table:table-cell table:style-name="ce47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102" calcext:value-type="float">
            <text:p>102</text:p>
          </table:table-cell>
          <table:table-cell table:style-name="ce47" office:value-type="string" calcext:value-type="string">
            <text:p>ЗНАЧЕНИЕ 0</text:p>
          </table:table-cell>
          <table:table-cell table:number-columns-repeated="1022"/>
        </table:table-row>
        <table:table-row table:style-name="ro4">
          <table:table-cell table:style-name="ce80" office:value-type="float" office:value="103" calcext:value-type="float">
            <text:p>103</text:p>
          </table:table-cell>
          <table:table-cell table:style-name="ce47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4">
          <table:table-cell table:style-name="ce80" office:value-type="float" office:value="104" calcext:value-type="float">
            <text:p>104</text:p>
          </table:table-cell>
          <table:table-cell table:style-name="ce47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4">
          <table:table-cell table:style-name="ce80" office:value-type="float" office:value="105" calcext:value-type="float">
            <text:p>105</text:p>
          </table:table-cell>
          <table:table-cell table:style-name="ce47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106" calcext:value-type="float">
            <text:p>106</text:p>
          </table:table-cell>
          <table:table-cell table:style-name="ce47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107" calcext:value-type="float">
            <text:p>107</text:p>
          </table:table-cell>
          <table:table-cell table:style-name="ce47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108" calcext:value-type="float">
            <text:p>108</text:p>
          </table:table-cell>
          <table:table-cell table:style-name="ce47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4">
          <table:table-cell table:style-name="ce80" office:value-type="float" office:value="109" calcext:value-type="float">
            <text:p>109</text:p>
          </table:table-cell>
          <table:table-cell table:style-name="ce47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4">
          <table:table-cell table:style-name="ce80" office:value-type="float" office:value="110" calcext:value-type="float">
            <text:p>110</text:p>
          </table:table-cell>
          <table:table-cell table:style-name="ce47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4">
          <table:table-cell table:style-name="ce80" office:value-type="float" office:value="111" calcext:value-type="float">
            <text:p>111</text:p>
          </table:table-cell>
          <table:table-cell table:style-name="ce47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4">
          <table:table-cell table:style-name="ce80" office:value-type="float" office:value="112" calcext:value-type="float">
            <text:p>112</text:p>
          </table:table-cell>
          <table:table-cell table:style-name="ce47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4">
          <table:table-cell table:style-name="ce80" office:value-type="float" office:value="113" calcext:value-type="float">
            <text:p>113</text:p>
          </table:table-cell>
          <table:table-cell table:style-name="ce47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4">
          <table:table-cell table:style-name="ce80" office:value-type="float" office:value="114" calcext:value-type="float">
            <text:p>114</text:p>
          </table:table-cell>
          <table:table-cell table:style-name="ce47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4">
          <table:table-cell table:style-name="ce80" office:value-type="float" office:value="115" calcext:value-type="float">
            <text:p>115</text:p>
          </table:table-cell>
          <table:table-cell table:style-name="ce47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4">
          <table:table-cell table:style-name="ce80" office:value-type="float" office:value="116" calcext:value-type="float">
            <text:p>116</text:p>
          </table:table-cell>
          <table:table-cell table:style-name="ce47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4">
          <table:table-cell table:style-name="ce80" office:value-type="float" office:value="117" calcext:value-type="float">
            <text:p>117</text:p>
          </table:table-cell>
          <table:table-cell table:style-name="ce47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4">
          <table:table-cell table:style-name="ce80" office:value-type="float" office:value="118" calcext:value-type="float">
            <text:p>118</text:p>
          </table:table-cell>
          <table:table-cell table:style-name="ce47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4">
          <table:table-cell table:style-name="ce80" office:value-type="float" office:value="119" calcext:value-type="float">
            <text:p>119</text:p>
          </table:table-cell>
          <table:table-cell table:style-name="ce47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4">
          <table:table-cell table:style-name="ce80" office:value-type="float" office:value="120" calcext:value-type="float">
            <text:p>120</text:p>
          </table:table-cell>
          <table:table-cell table:style-name="ce47" office:value-type="string" calcext:value-type="string">
            <text:p>MIN NUMBER CHARS</text:p>
          </table:table-cell>
          <table:table-cell table:number-columns-repeated="1022"/>
        </table:table-row>
        <table:table-row table:style-name="ro4">
          <table:table-cell table:style-name="ce80" office:value-type="float" office:value="121" calcext:value-type="float">
            <text:p>121</text:p>
          </table:table-cell>
          <table:table-cell table:style-name="ce47" office:value-type="string" calcext:value-type="string">
            <text:p>DATE FORMAT NOT OK</text:p>
          </table:table-cell>
          <table:table-cell table:number-columns-repeated="1022"/>
        </table:table-row>
        <table:table-row table:style-name="ro4">
          <table:table-cell table:style-name="ce80" office:value-type="float" office:value="122" calcext:value-type="float">
            <text:p>122</text:p>
          </table:table-cell>
          <table:table-cell table:style-name="ce47" office:value-type="string" calcext:value-type="string">
            <text:p>HOUR FORMAT NOT OK</text:p>
          </table:table-cell>
          <table:table-cell table:number-columns-repeated="1022"/>
        </table:table-row>
        <table:table-row table:style-name="ro4">
          <table:table-cell table:style-name="ce80" office:value-type="float" office:value="123" calcext:value-type="float">
            <text:p>123</text:p>
          </table:table-cell>
          <table:table-cell table:style-name="ce47" office:value-type="string" calcext:value-type="string">
            <text:p>DATE/HOUR FORMAT NOT OK</text:p>
          </table:table-cell>
          <table:table-cell table:number-columns-repeated="1022"/>
        </table:table-row>
        <table:table-row table:style-name="ro4">
          <table:table-cell table:style-name="ce80" office:value-type="float" office:value="300" calcext:value-type="float">
            <text:p>300</text:p>
          </table:table-cell>
          <table:table-cell table:style-name="ce47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301" calcext:value-type="float">
            <text:p>301</text:p>
          </table:table-cell>
          <table:table-cell table:style-name="ce47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4">
          <table:table-cell table:style-name="ce80" office:value-type="float" office:value="302" calcext:value-type="float">
            <text:p>302</text:p>
          </table:table-cell>
          <table:table-cell table:style-name="ce47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303" calcext:value-type="float">
            <text:p>303</text:p>
          </table:table-cell>
          <table:table-cell table:style-name="ce47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04" calcext:value-type="float">
            <text:p>304</text:p>
          </table:table-cell>
          <table:table-cell table:style-name="ce47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305" calcext:value-type="float">
            <text:p>305</text:p>
          </table:table-cell>
          <table:table-cell table:style-name="ce47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306" calcext:value-type="float">
            <text:p>306</text:p>
          </table:table-cell>
          <table:table-cell table:style-name="ce47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4">
          <table:table-cell table:style-name="ce80" office:value-type="float" office:value="307" calcext:value-type="float">
            <text:p>307</text:p>
          </table:table-cell>
          <table:table-cell table:style-name="ce47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08" calcext:value-type="float">
            <text:p>308</text:p>
          </table:table-cell>
          <table:table-cell table:style-name="ce47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09" calcext:value-type="float">
            <text:p>309</text:p>
          </table:table-cell>
          <table:table-cell table:style-name="ce47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4">
          <table:table-cell table:style-name="ce80" office:value-type="float" office:value="310" calcext:value-type="float">
            <text:p>310</text:p>
          </table:table-cell>
          <table:table-cell table:style-name="ce47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11" calcext:value-type="float">
            <text:p>311</text:p>
          </table:table-cell>
          <table:table-cell table:style-name="ce47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12" calcext:value-type="float">
            <text:p>312</text:p>
          </table:table-cell>
          <table:table-cell table:style-name="ce47" office:value-type="string" calcext:value-type="string">
            <text:p>КОНЕЦ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13" calcext:value-type="float">
            <text:p>313</text:p>
          </table:table-cell>
          <table:table-cell table:style-name="ce47" office:value-type="string" calcext:value-type="string">
            <text:p>ПОИСК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14" calcext:value-type="float">
            <text:p>314</text:p>
          </table:table-cell>
          <table:table-cell table:style-name="ce47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15" calcext:value-type="float">
            <text:p>315</text:p>
          </table:table-cell>
          <table:table-cell table:style-name="ce47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4">
          <table:table-cell table:style-name="ce80" office:value-type="float" office:value="316" calcext:value-type="float">
            <text:p>316</text:p>
          </table:table-cell>
          <table:table-cell table:style-name="ce47" office:value-type="string" calcext:value-type="string">
            <text:p>ОШИБКА ДИСКА</text:p>
          </table:table-cell>
          <table:table-cell table:number-columns-repeated="1022"/>
        </table:table-row>
        <table:table-row table:style-name="ro4">
          <table:table-cell table:style-name="ce80" office:value-type="float" office:value="350" calcext:value-type="float">
            <text:p>350</text:p>
          </table:table-cell>
          <table:table-cell table:style-name="ce47" office:value-type="string" calcext:value-type="string">
            <text:p>FILES .DIF IN FOLDER</text:p>
          </table:table-cell>
          <table:table-cell table:number-columns-repeated="1022"/>
        </table:table-row>
        <table:table-row table:style-name="ro4">
          <table:table-cell table:style-name="ce80" office:value-type="float" office:value="400" calcext:value-type="float">
            <text:p>400</text:p>
          </table:table-cell>
          <table:table-cell table:style-name="ce47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4">
          <table:table-cell table:style-name="ce80" office:value-type="float" office:value="401" calcext:value-type="float">
            <text:p>401</text:p>
          </table:table-cell>
          <table:table-cell table:style-name="ce47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4">
          <table:table-cell table:style-name="ce80" office:value-type="float" office:value="402" calcext:value-type="float">
            <text:p>402</text:p>
          </table:table-cell>
          <table:table-cell table:style-name="ce47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403" calcext:value-type="float">
            <text:p>403</text:p>
          </table:table-cell>
          <table:table-cell table:style-name="ce47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404" calcext:value-type="float">
            <text:p>404</text:p>
          </table:table-cell>
          <table:table-cell table:style-name="ce47" office:value-type="string" calcext:value-type="string">
            <text:p>HW-ИНИЦ</text:p>
          </table:table-cell>
          <table:table-cell table:number-columns-repeated="1022"/>
        </table:table-row>
        <table:table-row table:style-name="ro4">
          <table:table-cell table:style-name="ce80" office:value-type="float" office:value="405" calcext:value-type="float">
            <text:p>405</text:p>
          </table:table-cell>
          <table:table-cell table:style-name="ce47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4">
          <table:table-cell table:style-name="ce80" office:value-type="float" office:value="406" calcext:value-type="float">
            <text:p>406</text:p>
          </table:table-cell>
          <table:table-cell table:style-name="ce47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407" calcext:value-type="float">
            <text:p>407</text:p>
          </table:table-cell>
          <table:table-cell table:style-name="ce47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4">
          <table:table-cell table:style-name="ce80" office:value-type="float" office:value="409" calcext:value-type="float">
            <text:p>409</text:p>
          </table:table-cell>
          <table:table-cell table:style-name="ce47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4">
          <table:table-cell table:style-name="ce80" office:value-type="float" office:value="410" calcext:value-type="float">
            <text:p>410</text:p>
          </table:table-cell>
          <table:table-cell table:style-name="ce47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4">
          <table:table-cell table:style-name="ce80" office:value-type="float" office:value="411" calcext:value-type="float">
            <text:p>411</text:p>
          </table:table-cell>
          <table:table-cell table:style-name="ce47" office:value-type="string" calcext:value-type="string">
            <text:p>ЧЕК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412" calcext:value-type="float">
            <text:p>412</text:p>
          </table:table-cell>
          <table:table-cell table:style-name="ce47" office:value-type="string" calcext:value-type="string">
            <text:p>ЧЕК ОТ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413" calcext:value-type="float">
            <text:p>413</text:p>
          </table:table-cell>
          <table:table-cell table:style-name="ce47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4">
          <table:table-cell table:style-name="ce80" office:value-type="float" office:value="415" calcext:value-type="float">
            <text:p>415</text:p>
          </table:table-cell>
          <table:table-cell table:style-name="ce47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4">
          <table:table-cell table:style-name="ce80" office:value-type="float" office:value="419" calcext:value-type="float">
            <text:p>419</text:p>
          </table:table-cell>
          <table:table-cell table:style-name="ce47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4">
          <table:table-cell table:style-name="ce80" office:value-type="float" office:value="421" calcext:value-type="float">
            <text:p>421</text:p>
          </table:table-cell>
          <table:table-cell table:style-name="ce47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423" calcext:value-type="float">
            <text:p>423</text:p>
          </table:table-cell>
          <table:table-cell table:style-name="ce47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4">
          <table:table-cell table:style-name="ce80" office:value-type="float" office:value="425" calcext:value-type="float">
            <text:p>425</text:p>
          </table:table-cell>
          <table:table-cell table:style-name="ce47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4">
          <table:table-cell table:style-name="ce80" office:value-type="float" office:value="427" calcext:value-type="float">
            <text:p>427</text:p>
          </table:table-cell>
          <table:table-cell table:style-name="ce47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4">
          <table:table-cell table:style-name="ce80" office:value-type="float" office:value="429" calcext:value-type="float">
            <text:p>429</text:p>
          </table:table-cell>
          <table:table-cell table:style-name="ce47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4">
          <table:table-cell table:style-name="ce80" office:value-type="float" office:value="430" calcext:value-type="float">
            <text:p>430</text:p>
          </table:table-cell>
          <table:table-cell table:style-name="ce47" office:value-type="string" calcext:value-type="string">
            <text:p>INVOICE IS OPEN</text:p>
          </table:table-cell>
          <table:table-cell table:number-columns-repeated="1022"/>
        </table:table-row>
        <table:table-row table:style-name="ro4">
          <table:table-cell table:style-name="ce80" office:value-type="float" office:value="431" calcext:value-type="float">
            <text:p>431</text:p>
          </table:table-cell>
          <table:table-cell table:style-name="ce47" office:value-type="string" calcext:value-type="string">
            <text:p>CREDIT NOTE IS OPEN</text:p>
          </table:table-cell>
          <table:table-cell table:number-columns-repeated="1022"/>
        </table:table-row>
        <table:table-row table:style-name="ro4">
          <table:table-cell table:style-name="ce80" office:value-type="float" office:value="480" calcext:value-type="float">
            <text:p>480</text:p>
          </table:table-cell>
          <table:table-cell table:style-name="ce47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4">
          <table:table-cell table:style-name="ce80" office:value-type="float" office:value="481" calcext:value-type="float">
            <text:p>481</text:p>
          </table:table-cell>
          <table:table-cell table:style-name="ce47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4">
          <table:table-cell table:style-name="ce80" office:value-type="float" office:value="500" calcext:value-type="float">
            <text:p>500</text:p>
          </table:table-cell>
          <table:table-cell table:style-name="ce47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4">
          <table:table-cell table:style-name="ce80" office:value-type="float" office:value="501" calcext:value-type="float">
            <text:p>501</text:p>
          </table:table-cell>
          <table:table-cell table:style-name="ce47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4">
          <table:table-cell table:style-name="ce80" office:value-type="float" office:value="502" calcext:value-type="float">
            <text:p>502</text:p>
          </table:table-cell>
          <table:table-cell table:style-name="ce47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503" calcext:value-type="float">
            <text:p>503</text:p>
          </table:table-cell>
          <table:table-cell table:style-name="ce47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4">
          <table:table-cell table:style-name="ce80" office:value-type="float" office:value="504" calcext:value-type="float">
            <text:p>504</text:p>
          </table:table-cell>
          <table:table-cell table:style-name="ce47" office:value-type="string" calcext:value-type="string">
            <text:p>УЖЕ ВВЕДЕНО</text:p>
          </table:table-cell>
          <table:table-cell table:number-columns-repeated="1022"/>
        </table:table-row>
        <table:table-row table:style-name="ro4">
          <table:table-cell table:style-name="ce80" office:value-type="float" office:value="505" calcext:value-type="float">
            <text:p>505</text:p>
          </table:table-cell>
          <table:table-cell table:style-name="ce47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4">
          <table:table-cell table:style-name="ce80" office:value-type="float" office:value="506" calcext:value-type="float">
            <text:p>506</text:p>
          </table:table-cell>
          <table:table-cell table:style-name="ce47" office:value-type="string" calcext:value-type="string">
            <text:p>24 ЧАСА</text:p>
          </table:table-cell>
          <table:table-cell table:number-columns-repeated="1022"/>
        </table:table-row>
        <table:table-row table:style-name="ro4">
          <table:table-cell table:style-name="ce80" office:value-type="float" office:value="599" calcext:value-type="float">
            <text:p>599</text:p>
          </table:table-cell>
          <table:table-cell table:style-name="ce47" office:value-type="string" calcext:value-type="string">
            <text:p>СТАТУС НЕ ОК</text:p>
          </table:table-cell>
          <table:table-cell table:number-columns-repeated="1022"/>
        </table:table-row>
        <table:table-row table:style-name="ro4">
          <table:table-cell table:style-name="ce80" office:value-type="float" office:value="600" calcext:value-type="float">
            <text:p>600</text:p>
          </table:table-cell>
          <table:table-cell table:style-name="ce47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4">
          <table:table-cell table:style-name="ce80" office:value-type="float" office:value="601" calcext:value-type="float">
            <text:p>601</text:p>
          </table:table-cell>
          <table:table-cell table:style-name="ce47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4">
          <table:table-cell table:style-name="ce80" office:value-type="float" office:value="602" calcext:value-type="float">
            <text:p>602</text:p>
          </table:table-cell>
          <table:table-cell table:style-name="ce47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4">
          <table:table-cell table:style-name="ce80" office:value-type="float" office:value="603" calcext:value-type="float">
            <text:p>603</text:p>
          </table:table-cell>
          <table:table-cell table:style-name="ce47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4">
          <table:table-cell table:style-name="ce80" office:value-type="float" office:value="604" calcext:value-type="float">
            <text:p>604</text:p>
          </table:table-cell>
          <table:table-cell table:style-name="ce47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4">
          <table:table-cell table:style-name="ce80" office:value-type="float" office:value="605" calcext:value-type="float">
            <text:p>605</text:p>
          </table:table-cell>
          <table:table-cell table:style-name="ce47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4">
          <table:table-cell table:style-name="ce80" office:value-type="float" office:value="606" calcext:value-type="float">
            <text:p>606</text:p>
          </table:table-cell>
          <table:table-cell table:style-name="ce47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4">
          <table:table-cell table:style-name="ce80" office:value-type="float" office:value="607" calcext:value-type="float">
            <text:p>607</text:p>
          </table:table-cell>
          <table:table-cell table:style-name="ce47" office:value-type="string" calcext:value-type="string">
            <text:p>МАКС СДАЧА</text:p>
          </table:table-cell>
          <table:table-cell table:number-columns-repeated="1022"/>
        </table:table-row>
        <table:table-row table:style-name="ro4">
          <table:table-cell table:style-name="ce80" office:value-type="float" office:value="608" calcext:value-type="float">
            <text:p>608</text:p>
          </table:table-cell>
          <table:table-cell table:style-name="ce47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4">
          <table:table-cell table:style-name="ce80" office:value-type="float" office:value="609" calcext:value-type="float">
            <text:p>609</text:p>
          </table:table-cell>
          <table:table-cell table:style-name="ce47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610" calcext:value-type="float">
            <text:p>610</text:p>
          </table:table-cell>
          <table:table-cell table:style-name="ce47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4">
          <table:table-cell table:style-name="ce80" office:value-type="float" office:value="611" calcext:value-type="float">
            <text:p>611</text:p>
          </table:table-cell>
          <table:table-cell table:style-name="ce47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4">
          <table:table-cell table:style-name="ce80" office:value-type="float" office:value="612" calcext:value-type="float">
            <text:p>612</text:p>
          </table:table-cell>
          <table:table-cell table:style-name="ce47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4">
          <table:table-cell table:style-name="ce80" office:value-type="float" office:value="613" calcext:value-type="float">
            <text:p>613</text:p>
          </table:table-cell>
          <table:table-cell table:style-name="ce47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4">
          <table:table-cell table:style-name="ce80" office:value-type="float" office:value="614" calcext:value-type="float">
            <text:p>614</text:p>
          </table:table-cell>
          <table:table-cell table:style-name="ce47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4">
          <table:table-cell table:style-name="ce80" office:value-type="float" office:value="615" calcext:value-type="float">
            <text:p>615</text:p>
          </table:table-cell>
          <table:table-cell table:style-name="ce47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4">
          <table:table-cell table:style-name="ce80" office:value-type="float" office:value="616" calcext:value-type="float">
            <text:p>616</text:p>
          </table:table-cell>
          <table:table-cell table:style-name="ce47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617" calcext:value-type="float">
            <text:p>617</text:p>
          </table:table-cell>
          <table:table-cell table:style-name="ce47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618" calcext:value-type="float">
            <text:p>618</text:p>
          </table:table-cell>
          <table:table-cell table:style-name="ce47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619" calcext:value-type="float">
            <text:p>619</text:p>
          </table:table-cell>
          <table:table-cell table:style-name="ce47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4">
          <table:table-cell table:style-name="ce80" office:value-type="float" office:value="620" calcext:value-type="float">
            <text:p>620</text:p>
          </table:table-cell>
          <table:table-cell table:style-name="ce47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4">
          <table:table-cell table:style-name="ce80" office:value-type="float" office:value="621" calcext:value-type="float">
            <text:p>621</text:p>
          </table:table-cell>
          <table:table-cell table:style-name="ce47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622" calcext:value-type="float">
            <text:p>622</text:p>
          </table:table-cell>
          <table:table-cell table:style-name="ce47" office:value-type="string" calcext:value-type="string">
            <text:p>RECEIPT NOT FOUND</text:p>
          </table:table-cell>
          <table:table-cell table:number-columns-repeated="1022"/>
        </table:table-row>
        <table:table-row table:style-name="ro4">
          <table:table-cell table:style-name="ce80" office:value-type="float" office:value="623" calcext:value-type="float">
            <text:p>623</text:p>
          </table:table-cell>
          <table:table-cell table:style-name="ce47" office:value-type="string" calcext:value-type="string">
            <text:p>ZEROSET NOT FOUND</text:p>
          </table:table-cell>
          <table:table-cell table:number-columns-repeated="1022"/>
        </table:table-row>
        <table:table-row table:style-name="ro4">
          <table:table-cell table:style-name="ce80" office:value-type="float" office:value="624" calcext:value-type="float">
            <text:p>624</text:p>
          </table:table-cell>
          <table:table-cell table:style-name="ce47" office:value-type="string" calcext:value-type="string">
            <text:p>CODE IS NOT VALID</text:p>
          </table:table-cell>
          <table:table-cell table:number-columns-repeated="1022"/>
        </table:table-row>
        <table:table-row table:style-name="ro4">
          <table:table-cell table:style-name="ce80" office:value-type="float" office:value="625" calcext:value-type="float">
            <text:p>625</text:p>
          </table:table-cell>
          <table:table-cell table:style-name="ce47" office:value-type="string" calcext:value-type="string">
            <text:p>OPERATION NOT PERMITTED</text:p>
          </table:table-cell>
          <table:table-cell table:number-columns-repeated="1022"/>
        </table:table-row>
        <table:table-row table:style-name="ro4">
          <table:table-cell table:style-name="ce80" office:value-type="float" office:value="626" calcext:value-type="float">
            <text:p>626</text:p>
          </table:table-cell>
          <table:table-cell table:style-name="ce47" office:value-type="string" calcext:value-type="string">
            <text:p>CODE IS TOO LONG</text:p>
          </table:table-cell>
          <table:table-cell table:number-columns-repeated="1022"/>
        </table:table-row>
        <table:table-row table:style-name="ro4">
          <table:table-cell table:style-name="ce80" office:value-type="float" office:value="627" calcext:value-type="float">
            <text:p>627</text:p>
          </table:table-cell>
          <table:table-cell table:style-name="ce47" office:value-type="string" calcext:value-type="string">
            <text:p>DOCUMENT CANCELLED</text:p>
          </table:table-cell>
          <table:table-cell table:number-columns-repeated="1022"/>
        </table:table-row>
        <table:table-row table:style-name="ro4">
          <table:table-cell table:style-name="ce80" office:value-type="float" office:value="628" calcext:value-type="float">
            <text:p>628</text:p>
          </table:table-cell>
          <table:table-cell table:style-name="ce47" office:value-type="string" calcext:value-type="string">
            <text:p>DOCUMENT REFUNDED</text:p>
          </table:table-cell>
          <table:table-cell table:number-columns-repeated="1022"/>
        </table:table-row>
        <table:table-row table:style-name="ro4">
          <table:table-cell table:style-name="ce80" office:value-type="float" office:value="629" calcext:value-type="float">
            <text:p>629</text:p>
          </table:table-cell>
          <table:table-cell table:style-name="ce47" office:value-type="string" calcext:value-type="string">
            <text:p>DEPT PRICE SET TO 0</text:p>
          </table:table-cell>
          <table:table-cell table:number-columns-repeated="1022"/>
        </table:table-row>
        <table:table-row table:style-name="ro4">
          <table:table-cell table:style-name="ce80" office:value-type="float" office:value="630" calcext:value-type="float">
            <text:p>630</text:p>
          </table:table-cell>
          <table:table-cell table:style-name="ce47" office:value-type="string" calcext:value-type="string">
            <text:p>DEPT PRICE1 SET TO 0</text:p>
          </table:table-cell>
          <table:table-cell table:number-columns-repeated="1022"/>
        </table:table-row>
        <table:table-row table:style-name="ro4">
          <table:table-cell table:style-name="ce80" office:value-type="float" office:value="700" calcext:value-type="float">
            <text:p>700</text:p>
          </table:table-cell>
          <table:table-cell table:style-name="ce47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4">
          <table:table-cell table:style-name="ce80" office:value-type="float" office:value="701" calcext:value-type="float">
            <text:p>701</text:p>
          </table:table-cell>
          <table:table-cell table:style-name="ce47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4">
          <table:table-cell table:style-name="ce80" office:value-type="float" office:value="702" calcext:value-type="float">
            <text:p>702</text:p>
          </table:table-cell>
          <table:table-cell table:style-name="ce47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4">
          <table:table-cell table:style-name="ce80" office:value-type="float" office:value="703" calcext:value-type="float">
            <text:p>703</text:p>
          </table:table-cell>
          <table:table-cell table:style-name="ce47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4">
          <table:table-cell table:style-name="ce80" office:value-type="float" office:value="704" calcext:value-type="float">
            <text:p>704</text:p>
          </table:table-cell>
          <table:table-cell table:style-name="ce47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4">
          <table:table-cell table:style-name="ce80" office:value-type="float" office:value="705" calcext:value-type="float">
            <text:p>705</text:p>
          </table:table-cell>
          <table:table-cell table:style-name="ce47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4">
          <table:table-cell table:style-name="ce80" office:value-type="float" office:value="706" calcext:value-type="float">
            <text:p>706</text:p>
          </table:table-cell>
          <table:table-cell table:style-name="ce47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4">
          <table:table-cell table:style-name="ce80" office:value-type="float" office:value="707" calcext:value-type="float">
            <text:p>707</text:p>
          </table:table-cell>
          <table:table-cell table:style-name="ce47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4">
          <table:table-cell table:style-name="ce80" office:value-type="float" office:value="708" calcext:value-type="float">
            <text:p>708</text:p>
          </table:table-cell>
          <table:table-cell table:style-name="ce47" office:value-type="string" calcext:value-type="string">
            <text:p>???</text:p>
          </table:table-cell>
          <table:table-cell table:number-columns-repeated="1022"/>
        </table:table-row>
        <table:table-row table:style-name="ro4">
          <table:table-cell table:style-name="ce80" office:value-type="float" office:value="709" calcext:value-type="float">
            <text:p>709</text:p>
          </table:table-cell>
          <table:table-cell table:style-name="ce47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4">
          <table:table-cell table:style-name="ce80" office:value-type="float" office:value="720" calcext:value-type="float">
            <text:p>720</text:p>
          </table:table-cell>
          <table:table-cell table:style-name="ce47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80" office:value-type="float" office:value="721" calcext:value-type="float">
            <text:p>721</text:p>
          </table:table-cell>
          <table:table-cell table:style-name="ce47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4">
          <table:table-cell table:style-name="ce80" office:value-type="float" office:value="722" calcext:value-type="float">
            <text:p>722</text:p>
          </table:table-cell>
          <table:table-cell table:style-name="ce47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723" calcext:value-type="float">
            <text:p>723</text:p>
          </table:table-cell>
          <table:table-cell table:style-name="ce47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80" office:value-type="float" office:value="724" calcext:value-type="float">
            <text:p>724</text:p>
          </table:table-cell>
          <table:table-cell table:style-name="ce4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25" calcext:value-type="float">
            <text:p>725</text:p>
          </table:table-cell>
          <table:table-cell table:style-name="ce47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4">
          <table:table-cell table:style-name="ce80" office:value-type="float" office:value="740" calcext:value-type="float">
            <text:p>740</text:p>
          </table:table-cell>
          <table:table-cell table:style-name="ce47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4">
          <table:table-cell table:style-name="ce80" office:value-type="float" office:value="741" calcext:value-type="float">
            <text:p>741</text:p>
          </table:table-cell>
          <table:table-cell table:style-name="ce4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42" calcext:value-type="float">
            <text:p>742</text:p>
          </table:table-cell>
          <table:table-cell table:style-name="ce47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43" calcext:value-type="float">
            <text:p>743</text:p>
          </table:table-cell>
          <table:table-cell table:style-name="ce47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80" office:value-type="float" office:value="744" calcext:value-type="float">
            <text:p>744</text:p>
          </table:table-cell>
          <table:table-cell table:style-name="ce47" office:value-type="string" calcext:value-type="string">
            <text:p>CUSTOMER MAX CREDIT</text:p>
          </table:table-cell>
          <table:table-cell table:number-columns-repeated="1022"/>
        </table:table-row>
        <table:table-row table:style-name="ro4">
          <table:table-cell table:style-name="ce80" office:value-type="float" office:value="745" calcext:value-type="float">
            <text:p>745</text:p>
          </table:table-cell>
          <table:table-cell table:style-name="ce47" office:value-type="string" calcext:value-type="string">
            <text:p>CUSTOMER DOES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746" calcext:value-type="float">
            <text:p>746</text:p>
          </table:table-cell>
          <table:table-cell table:style-name="ce47" office:value-type="string" calcext:value-type="string">
            <text:p>ЗАПРЕЩЕН.КЛИЕНТ</text:p>
          </table:table-cell>
          <table:table-cell table:number-columns-repeated="1022"/>
        </table:table-row>
        <table:table-row table:style-name="ro4">
          <table:table-cell table:style-name="ce80" office:value-type="float" office:value="760" calcext:value-type="float">
            <text:p>760</text:p>
          </table:table-cell>
          <table:table-cell table:style-name="ce4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61" calcext:value-type="float">
            <text:p>761</text:p>
          </table:table-cell>
          <table:table-cell table:style-name="ce47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80" office:value-type="float" office:value="762" calcext:value-type="float">
            <text:p>762</text:p>
          </table:table-cell>
          <table:table-cell table:style-name="ce47" office:value-type="string" calcext:value-type="string">
            <text:p>ЦЕНА НЕКОРР.</text:p>
          </table:table-cell>
          <table:table-cell table:number-columns-repeated="1022"/>
        </table:table-row>
        <table:table-row table:style-name="ro4">
          <table:table-cell table:style-name="ce80" office:value-type="float" office:value="763" calcext:value-type="float">
            <text:p>763</text:p>
          </table:table-cell>
          <table:table-cell table:style-name="ce47" office:value-type="string" calcext:value-type="string">
            <text:p>PLU DOES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800" calcext:value-type="float">
            <text:p>800</text:p>
          </table:table-cell>
          <table:table-cell table:style-name="ce47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4">
          <table:table-cell table:style-name="ce80" office:value-type="float" office:value="801" calcext:value-type="float">
            <text:p>801</text:p>
          </table:table-cell>
          <table:table-cell table:style-name="ce47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4">
          <table:table-cell table:style-name="ce80" office:value-type="float" office:value="802" calcext:value-type="float">
            <text:p>802</text:p>
          </table:table-cell>
          <table:table-cell table:style-name="ce47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803" calcext:value-type="float">
            <text:p>803</text:p>
          </table:table-cell>
          <table:table-cell table:style-name="ce47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4">
          <table:table-cell table:style-name="ce80" office:value-type="float" office:value="804" calcext:value-type="float">
            <text:p>804</text:p>
          </table:table-cell>
          <table:table-cell table:style-name="ce47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4">
          <table:table-cell table:style-name="ce80" office:value-type="float" office:value="805" calcext:value-type="float">
            <text:p>805</text:p>
          </table:table-cell>
          <table:table-cell table:style-name="ce47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4">
          <table:table-cell table:style-name="ce80" office:value-type="float" office:value="1000" calcext:value-type="float">
            <text:p>1000</text:p>
          </table:table-cell>
          <table:table-cell table:style-name="ce47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4">
          <table:table-cell table:style-name="ce80" office:value-type="float" office:value="1001" calcext:value-type="float">
            <text:p>1001</text:p>
          </table:table-cell>
          <table:table-cell table:style-name="ce47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4">
          <table:table-cell table:style-name="ce80" office:value-type="float" office:value="1002" calcext:value-type="float">
            <text:p>1002</text:p>
          </table:table-cell>
          <table:table-cell table:style-name="ce47" office:value-type="string" calcext:value-type="string">
            <text:p>ОТКАЗАНО</text:p>
          </table:table-cell>
          <table:table-cell table:number-columns-repeated="1022"/>
        </table:table-row>
        <table:table-row table:style-name="ro4">
          <table:table-cell table:style-name="ce80" office:value-type="float" office:value="1003" calcext:value-type="float">
            <text:p>1003</text:p>
          </table:table-cell>
          <table:table-cell table:style-name="ce47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4">
          <table:table-cell table:style-name="ce80" office:value-type="float" office:value="1004" calcext:value-type="float">
            <text:p>1004</text:p>
          </table:table-cell>
          <table:table-cell table:style-name="ce47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1005" calcext:value-type="float">
            <text:p>1005</text:p>
          </table:table-cell>
          <table:table-cell table:style-name="ce47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1006" calcext:value-type="float">
            <text:p>1006</text:p>
          </table:table-cell>
          <table:table-cell table:style-name="ce47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4">
          <table:table-cell table:style-name="ce80" office:value-type="float" office:value="1007" calcext:value-type="float">
            <text:p>1007</text:p>
          </table:table-cell>
          <table:table-cell table:style-name="ce47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4">
          <table:table-cell table:style-name="ce80" office:value-type="float" office:value="1008" calcext:value-type="float">
            <text:p>1008</text:p>
          </table:table-cell>
          <table:table-cell table:style-name="ce47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4">
          <table:table-cell table:style-name="ce80" office:value-type="float" office:value="1009" calcext:value-type="float">
            <text:p>1009</text:p>
          </table:table-cell>
          <table:table-cell table:style-name="ce47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4">
          <table:table-cell table:style-name="ce80" office:value-type="float" office:value="1010" calcext:value-type="float">
            <text:p>1010</text:p>
          </table:table-cell>
          <table:table-cell table:style-name="ce47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4">
          <table:table-cell table:style-name="ce80" office:value-type="float" office:value="1100" calcext:value-type="float">
            <text:p>1100</text:p>
          </table:table-cell>
          <table:table-cell table:style-name="ce47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4">
          <table:table-cell table:style-name="ce80" office:value-type="float" office:value="1101" calcext:value-type="float">
            <text:p>1101</text:p>
          </table:table-cell>
          <table:table-cell table:style-name="ce47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4">
          <table:table-cell table:style-name="ce80" office:value-type="float" office:value="1102" calcext:value-type="float">
            <text:p>1102</text:p>
          </table:table-cell>
          <table:table-cell table:style-name="ce47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80" office:value-type="float" office:value="1103" calcext:value-type="float">
            <text:p>1103</text:p>
          </table:table-cell>
          <table:table-cell table:style-name="ce47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4">
          <table:table-cell table:style-name="ce80" office:value-type="float" office:value="1104" calcext:value-type="float">
            <text:p>1104</text:p>
          </table:table-cell>
          <table:table-cell table:style-name="ce47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80" office:value-type="float" office:value="1105" calcext:value-type="float">
            <text:p>1105</text:p>
          </table:table-cell>
          <table:table-cell table:style-name="ce47" office:value-type="string" calcext:value-type="string">
            <text:p>DATE IN THE FUTURE</text:p>
          </table:table-cell>
          <table:table-cell table:number-columns-repeated="1022"/>
        </table:table-row>
        <table:table-row table:style-name="ro4">
          <table:table-cell table:style-name="ce80" office:value-type="float" office:value="1106" calcext:value-type="float">
            <text:p>1106</text:p>
          </table:table-cell>
          <table:table-cell table:style-name="ce47" office:value-type="string" calcext:value-type="string">
            <text:p>HOUR IN PAST SINCE LAST FT</text:p>
          </table:table-cell>
          <table:table-cell table:number-columns-repeated="1022"/>
        </table:table-row>
        <table:table-row table:style-name="ro4">
          <table:table-cell table:style-name="ce80" office:value-type="float" office:value="1107" calcext:value-type="float">
            <text:p>1107</text:p>
          </table:table-cell>
          <table:table-cell table:style-name="ce47" office:value-type="string" calcext:value-type="string">
            <text:p>DATE IN PAST SINCE LAST FT</text:p>
          </table:table-cell>
          <table:table-cell table:number-columns-repeated="1022"/>
        </table:table-row>
        <table:table-row table:style-name="ro4">
          <table:table-cell table:style-name="ce80" office:value-type="float" office:value="1120" calcext:value-type="float">
            <text:p>1120</text:p>
          </table:table-cell>
          <table:table-cell table:style-name="ce47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4">
          <table:table-cell table:style-name="ce80" office:value-type="float" office:value="1121" calcext:value-type="float">
            <text:p>1121</text:p>
          </table:table-cell>
          <table:table-cell table:style-name="ce47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4">
          <table:table-cell table:style-name="ce80" office:value-type="float" office:value="1122" calcext:value-type="float">
            <text:p>1122</text:p>
          </table:table-cell>
          <table:table-cell table:style-name="ce47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4">
          <table:table-cell table:style-name="ce80" office:value-type="float" office:value="1123" calcext:value-type="float">
            <text:p>1123</text:p>
          </table:table-cell>
          <table:table-cell table:style-name="ce47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4">
          <table:table-cell table:style-name="ce80" office:value-type="float" office:value="1140" calcext:value-type="float">
            <text:p>1140</text:p>
          </table:table-cell>
          <table:table-cell table:style-name="ce47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4">
          <table:table-cell table:style-name="ce80" office:value-type="float" office:value="1141" calcext:value-type="float">
            <text:p>1141</text:p>
          </table:table-cell>
          <table:table-cell table:style-name="ce47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4">
          <table:table-cell table:style-name="ce80" office:value-type="float" office:value="1142" calcext:value-type="float">
            <text:p>1142</text:p>
          </table:table-cell>
          <table:table-cell table:style-name="ce47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4">
          <table:table-cell table:style-name="ce80" office:value-type="float" office:value="1160" calcext:value-type="float">
            <text:p>1160</text:p>
          </table:table-cell>
          <table:table-cell table:style-name="ce47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4">
          <table:table-cell table:style-name="ce80" office:value-type="float" office:value="1161" calcext:value-type="float">
            <text:p>1161</text:p>
          </table:table-cell>
          <table:table-cell table:style-name="ce47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4">
          <table:table-cell table:style-name="ce80" office:value-type="float" office:value="1162" calcext:value-type="float">
            <text:p>1162</text:p>
          </table:table-cell>
          <table:table-cell table:style-name="ce47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4">
          <table:table-cell table:style-name="ce80" office:value-type="float" office:value="1163" calcext:value-type="float">
            <text:p>1163</text:p>
          </table:table-cell>
          <table:table-cell table:style-name="ce47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4">
          <table:table-cell table:style-name="ce80" office:value-type="float" office:value="1180" calcext:value-type="float">
            <text:p>1180</text:p>
          </table:table-cell>
          <table:table-cell table:style-name="ce47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4">
          <table:table-cell table:style-name="ce80" office:value-type="float" office:value="1200" calcext:value-type="float">
            <text:p>1200</text:p>
          </table:table-cell>
          <table:table-cell table:style-name="ce47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4">
          <table:table-cell table:style-name="ce80" office:value-type="float" office:value="1201" calcext:value-type="float">
            <text:p>1201</text:p>
          </table:table-cell>
          <table:table-cell table:style-name="ce47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4">
          <table:table-cell table:style-name="ce80" office:value-type="float" office:value="1220" calcext:value-type="float">
            <text:p>1220</text:p>
          </table:table-cell>
          <table:table-cell table:style-name="ce47" office:value-type="string" calcext:value-type="string">
            <text:p>DIRECT PLU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1221" calcext:value-type="float">
            <text:p>1221</text:p>
          </table:table-cell>
          <table:table-cell table:style-name="ce47" office:value-type="string" calcext:value-type="string">
            <text:p>DIRECT PLU NOT PROGRAMMED</text:p>
          </table:table-cell>
          <table:table-cell table:number-columns-repeated="1022"/>
        </table:table-row>
        <table:table-row table:style-name="ro4">
          <table:table-cell table:style-name="ce80" office:value-type="float" office:value="1240" calcext:value-type="float">
            <text:p>1240</text:p>
          </table:table-cell>
          <table:table-cell table:style-name="ce47" office:value-type="string" calcext:value-type="string">
            <text:p>MACRO FUNCTION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1260" calcext:value-type="float">
            <text:p>1260</text:p>
          </table:table-cell>
          <table:table-cell table:style-name="ce47" office:value-type="string" calcext:value-type="string">
            <text:p>CURRENCY NOT EXIST</text:p>
          </table:table-cell>
          <table:table-cell table:number-columns-repeated="1022"/>
        </table:table-row>
        <table:table-row table:style-name="ro4">
          <table:table-cell table:style-name="ce80" office:value-type="float" office:value="1261" calcext:value-type="float">
            <text:p>1261</text:p>
          </table:table-cell>
          <table:table-cell table:style-name="ce47" office:value-type="string" calcext:value-type="string">
            <text:p>FORBIDDEN OPERAT.WITH CURRENCY</text:p>
          </table:table-cell>
          <table:table-cell table:number-columns-repeated="1022"/>
        </table:table-row>
        <table:table-row table:style-name="ro4">
          <table:table-cell table:style-name="ce80" office:value-type="float" office:value="1500" calcext:value-type="float">
            <text:p>1500</text:p>
          </table:table-cell>
          <table:table-cell table:style-name="ce47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4">
          <table:table-cell table:style-name="ce80" office:value-type="float" office:value="1501" calcext:value-type="float">
            <text:p>1501</text:p>
          </table:table-cell>
          <table:table-cell table:style-name="ce47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4">
          <table:table-cell table:style-name="ce80" office:value-type="float" office:value="1502" calcext:value-type="float">
            <text:p>1502</text:p>
          </table:table-cell>
          <table:table-cell table:style-name="ce47" office:value-type="string" calcext:value-type="string">
            <text:p>ROTATE THE STATUS KEY</text:p>
          </table:table-cell>
          <table:table-cell table:number-columns-repeated="1022"/>
        </table:table-row>
        <table:table-row table:style-name="ro4">
          <table:table-cell table:style-name="ce80" office:value-type="float" office:value="1800" calcext:value-type="float">
            <text:p>1800</text:p>
          </table:table-cell>
          <table:table-cell table:style-name="ce47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80" office:value-type="float" office:value="2000" calcext:value-type="float">
            <text:p>2000</text:p>
          </table:table-cell>
          <table:table-cell table:style-name="ce47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80" office:value-type="float" office:value="2001" calcext:value-type="float">
            <text:p>2001</text:p>
          </table:table-cell>
          <table:table-cell table:style-name="ce47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4">
          <table:table-cell table:style-name="ce80" office:value-type="float" office:value="2002" calcext:value-type="float">
            <text:p>2002</text:p>
          </table:table-cell>
          <table:table-cell table:style-name="ce47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4">
          <table:table-cell table:style-name="ce80" office:value-type="float" office:value="2003" calcext:value-type="float">
            <text:p>2003</text:p>
          </table:table-cell>
          <table:table-cell table:style-name="ce47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4">
          <table:table-cell table:style-name="ce80" office:value-type="float" office:value="2004" calcext:value-type="float">
            <text:p>2004</text:p>
          </table:table-cell>
          <table:table-cell table:style-name="ce47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4">
          <table:table-cell table:style-name="ce80" office:value-type="float" office:value="2005" calcext:value-type="float">
            <text:p>2005</text:p>
          </table:table-cell>
          <table:table-cell table:style-name="ce47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2006" calcext:value-type="float">
            <text:p>2006</text:p>
          </table:table-cell>
          <table:table-cell table:style-name="ce47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2007" calcext:value-type="float">
            <text:p>2007</text:p>
          </table:table-cell>
          <table:table-cell table:style-name="ce47" office:value-type="string" calcext:value-type="string">
            <text:p>ФН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2008" calcext:value-type="float">
            <text:p>2008</text:p>
          </table:table-cell>
          <table:table-cell table:style-name="ce47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009" calcext:value-type="float">
            <text:p>2009</text:p>
          </table:table-cell>
          <table:table-cell table:style-name="ce47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4">
          <table:table-cell table:style-name="ce80" office:value-type="float" office:value="2010" calcext:value-type="float">
            <text:p>2010</text:p>
          </table:table-cell>
          <table:table-cell table:style-name="ce47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4">
          <table:table-cell table:style-name="ce80" office:value-type="float" office:value="2011" calcext:value-type="float">
            <text:p>2011</text:p>
          </table:table-cell>
          <table:table-cell table:style-name="ce47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4">
          <table:table-cell table:style-name="ce80" office:value-type="float" office:value="2012" calcext:value-type="float">
            <text:p>2012</text:p>
          </table:table-cell>
          <table:table-cell table:style-name="ce47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4">
          <table:table-cell table:style-name="ce80" office:value-type="float" office:value="2013" calcext:value-type="float">
            <text:p>2013</text:p>
          </table:table-cell>
          <table:table-cell table:style-name="ce47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014" calcext:value-type="float">
            <text:p>2014</text:p>
          </table:table-cell>
          <table:table-cell table:style-name="ce47" office:value-type="string" calcext:value-type="string">
            <text:p>EJ INACTIVE</text:p>
          </table:table-cell>
          <table:table-cell table:number-columns-repeated="1022"/>
        </table:table-row>
        <table:table-row table:style-name="ro4">
          <table:table-cell table:style-name="ce80" office:value-type="float" office:value="2015" calcext:value-type="float">
            <text:p>2015</text:p>
          </table:table-cell>
          <table:table-cell table:style-name="ce47" office:value-type="string" calcext:value-type="string">
            <text:p>ФН НЕ ДОСТУПЕН</text:p>
          </table:table-cell>
          <table:table-cell table:number-columns-repeated="1022"/>
        </table:table-row>
        <table:table-row table:style-name="ro4">
          <table:table-cell table:style-name="ce80" office:value-type="float" office:value="2016" calcext:value-type="float">
            <text:p>2016</text:p>
          </table:table-cell>
          <table:table-cell table:style-name="ce47" office:value-type="string" calcext:value-type="string">
            <text:p>ФН ПУСТ</text:p>
          </table:table-cell>
          <table:table-cell table:number-columns-repeated="1022"/>
        </table:table-row>
        <table:table-row table:style-name="ro4">
          <table:table-cell table:style-name="ce80" office:value-type="float" office:value="2040" calcext:value-type="float">
            <text:p>2040</text:p>
          </table:table-cell>
          <table:table-cell table:style-name="ce47" office:value-type="string" calcext:value-type="string">
            <text:p>ВНЕШНЯЯ SD ОТСОЕД.</text:p>
          </table:table-cell>
          <table:table-cell table:number-columns-repeated="1022"/>
        </table:table-row>
        <table:table-row table:style-name="ro4">
          <table:table-cell table:style-name="ce80" office:value-type="float" office:value="2050" calcext:value-type="float">
            <text:p>2050</text:p>
          </table:table-cell>
          <table:table-cell table:style-name="ce47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4">
          <table:table-cell table:style-name="ce80" office:value-type="float" office:value="2051" calcext:value-type="float">
            <text:p>2051</text:p>
          </table:table-cell>
          <table:table-cell table:style-name="ce47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4">
          <table:table-cell table:style-name="ce80" office:value-type="float" office:value="2052" calcext:value-type="float">
            <text:p>2052</text:p>
          </table:table-cell>
          <table:table-cell table:style-name="ce47" office:value-type="string" calcext:value-type="string">
            <text:p>ФН НЕ ЗАКРЫТ</text:p>
          </table:table-cell>
          <table:table-cell table:number-columns-repeated="1022"/>
        </table:table-row>
        <table:table-row table:style-name="ro4">
          <table:table-cell table:style-name="ce80" office:value-type="float" office:value="2053" calcext:value-type="float">
            <text:p>2053</text:p>
          </table:table-cell>
          <table:table-cell table:style-name="ce47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054" calcext:value-type="float">
            <text:p>2054</text:p>
          </table:table-cell>
          <table:table-cell table:style-name="ce47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4">
          <table:table-cell table:style-name="ce80" office:value-type="float" office:value="2055" calcext:value-type="float">
            <text:p>2055</text:p>
          </table:table-cell>
          <table:table-cell table:style-name="ce47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4">
          <table:table-cell table:style-name="ce80" office:value-type="float" office:value="2056" calcext:value-type="float">
            <text:p>2056</text:p>
          </table:table-cell>
          <table:table-cell table:style-name="ce47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4">
          <table:table-cell table:style-name="ce80" office:value-type="float" office:value="2057" calcext:value-type="float">
            <text:p>2057</text:p>
          </table:table-cell>
          <table:table-cell table:style-name="ce47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4">
          <table:table-cell table:style-name="ce80" office:value-type="float" office:value="2058" calcext:value-type="float">
            <text:p>2058</text:p>
          </table:table-cell>
          <table:table-cell table:style-name="ce47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4">
          <table:table-cell table:style-name="ce80" office:value-type="float" office:value="2059" calcext:value-type="float">
            <text:p>2059</text:p>
          </table:table-cell>
          <table:table-cell table:style-name="ce47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4">
          <table:table-cell table:style-name="ce80" office:value-type="float" office:value="2060" calcext:value-type="float">
            <text:p>2060</text:p>
          </table:table-cell>
          <table:table-cell table:style-name="ce47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061" calcext:value-type="float">
            <text:p>2061</text:p>
          </table:table-cell>
          <table:table-cell table:style-name="ce47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4">
          <table:table-cell table:style-name="ce80" office:value-type="float" office:value="2062" calcext:value-type="float">
            <text:p>2062</text:p>
          </table:table-cell>
          <table:table-cell table:style-name="ce47" office:value-type="string" calcext:value-type="string">
            <text:p>CAN'T SET OFFLINE AND CRYPTED</text:p>
          </table:table-cell>
          <table:table-cell table:number-columns-repeated="1022"/>
        </table:table-row>
        <table:table-row table:style-name="ro4">
          <table:table-cell table:style-name="ce80" office:value-type="float" office:value="2393" calcext:value-type="float">
            <text:p>2393</text:p>
          </table:table-cell>
          <table:table-cell table:style-name="ce47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4">
          <table:table-cell table:style-name="ce80" office:value-type="float" office:value="2394" calcext:value-type="float">
            <text:p>2394</text:p>
          </table:table-cell>
          <table:table-cell table:style-name="ce47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395" calcext:value-type="float">
            <text:p>2395</text:p>
          </table:table-cell>
          <table:table-cell table:style-name="ce47" office:value-type="string" calcext:value-type="string">
            <text:p>КОМАНДА</text:p>
          </table:table-cell>
          <table:table-cell table:number-columns-repeated="1022"/>
        </table:table-row>
        <table:table-row table:style-name="ro4">
          <table:table-cell table:style-name="ce80" office:value-type="float" office:value="2396" calcext:value-type="float">
            <text:p>2396</text:p>
          </table:table-cell>
          <table:table-cell table:style-name="ce47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397" calcext:value-type="float">
            <text:p>2397</text:p>
          </table:table-cell>
          <table:table-cell table:style-name="ce47" office:value-type="string" calcext:value-type="string">
            <text:p>ПОЛУЧИТЬ</text:p>
          </table:table-cell>
          <table:table-cell table:number-columns-repeated="1022"/>
        </table:table-row>
        <table:table-row table:style-name="ro4">
          <table:table-cell table:style-name="ce80" office:value-type="float" office:value="2398" calcext:value-type="float">
            <text:p>2398</text:p>
          </table:table-cell>
          <table:table-cell table:style-name="ce47" office:value-type="string" calcext:value-type="string">
            <text:p>ОТПРАВИТЬ</text:p>
          </table:table-cell>
          <table:table-cell table:number-columns-repeated="1022"/>
        </table:table-row>
        <table:table-row table:style-name="ro4">
          <table:table-cell table:style-name="ce80" office:value-type="float" office:value="2399" calcext:value-type="float">
            <text:p>2399</text:p>
          </table:table-cell>
          <table:table-cell table:style-name="ce47" office:value-type="string" calcext:value-type="string">
            <text:p>НЕТ ОТВЕТА</text:p>
          </table:table-cell>
          <table:table-cell table:number-columns-repeated="1022"/>
        </table:table-row>
        <table:table-row table:style-name="ro4">
          <table:table-cell table:style-name="ce80" office:value-type="float" office:value="2401" calcext:value-type="float">
            <text:p>2401</text:p>
          </table:table-cell>
          <table:table-cell table:style-name="ce47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4">
          <table:table-cell table:style-name="ce80" office:value-type="float" office:value="2402" calcext:value-type="float">
            <text:p>2402</text:p>
          </table:table-cell>
          <table:table-cell table:style-name="ce47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403" calcext:value-type="float">
            <text:p>2403</text:p>
          </table:table-cell>
          <table:table-cell table:style-name="ce47" office:value-type="string" calcext:value-type="string">
            <text:p>ОШИБКА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404" calcext:value-type="float">
            <text:p>2404</text:p>
          </table:table-cell>
          <table:table-cell table:style-name="ce47" office:value-type="string" calcext:value-type="string">
            <text:p>ОШИБКА КС</text:p>
          </table:table-cell>
          <table:table-cell table:number-columns-repeated="1022"/>
        </table:table-row>
        <table:table-row table:style-name="ro4">
          <table:table-cell table:style-name="ce80" office:value-type="float" office:value="2405" calcext:value-type="float">
            <text:p>2405</text:p>
          </table:table-cell>
          <table:table-cell table:style-name="ce47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4">
          <table:table-cell table:style-name="ce80" office:value-type="float" office:value="2406" calcext:value-type="float">
            <text:p>2406</text:p>
          </table:table-cell>
          <table:table-cell table:style-name="ce47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4">
          <table:table-cell table:style-name="ce80" office:value-type="float" office:value="2407" calcext:value-type="float">
            <text:p>2407</text:p>
          </table:table-cell>
          <table:table-cell table:style-name="ce47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4">
          <table:table-cell table:style-name="ce80" office:value-type="float" office:value="2408" calcext:value-type="float">
            <text:p>2408</text:p>
          </table:table-cell>
          <table:table-cell table:style-name="ce47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4">
          <table:table-cell table:style-name="ce80" office:value-type="float" office:value="2409" calcext:value-type="float">
            <text:p>2409</text:p>
          </table:table-cell>
          <table:table-cell table:style-name="ce47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4">
          <table:table-cell table:style-name="ce80" office:value-type="float" office:value="2416" calcext:value-type="float">
            <text:p>2416</text:p>
          </table:table-cell>
          <table:table-cell table:style-name="ce47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4">
          <table:table-cell table:style-name="ce80" office:value-type="float" office:value="2417" calcext:value-type="float">
            <text:p>2417</text:p>
          </table:table-cell>
          <table:table-cell table:style-name="ce47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4">
          <table:table-cell table:style-name="ce80" office:value-type="float" office:value="2418" calcext:value-type="float">
            <text:p>2418</text:p>
          </table:table-cell>
          <table:table-cell table:style-name="ce47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4">
          <table:table-cell table:style-name="ce80" office:value-type="float" office:value="2420" calcext:value-type="float">
            <text:p>2420</text:p>
          </table:table-cell>
          <table:table-cell table:style-name="ce47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4">
          <table:table-cell table:style-name="ce80" office:value-type="float" office:value="2421" calcext:value-type="float">
            <text:p>2421</text:p>
          </table:table-cell>
          <table:table-cell table:style-name="ce47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4">
          <table:table-cell table:style-name="ce80" office:value-type="float" office:value="2422" calcext:value-type="float">
            <text:p>2422</text:p>
          </table:table-cell>
          <table:table-cell table:style-name="ce47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4">
          <table:table-cell table:style-name="ce80" office:value-type="float" office:value="2423" calcext:value-type="float">
            <text:p>2423</text:p>
          </table:table-cell>
          <table:table-cell table:style-name="ce47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4">
          <table:table-cell table:style-name="ce80" office:value-type="float" office:value="2432" calcext:value-type="float">
            <text:p>2432</text:p>
          </table:table-cell>
          <table:table-cell table:style-name="ce47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4">
          <table:table-cell table:style-name="ce80" office:value-type="float" office:value="2800" calcext:value-type="float">
            <text:p>2800</text:p>
          </table:table-cell>
          <table:table-cell table:style-name="ce47" office:value-type="string" calcext:value-type="string">
            <text:p>ФН ЗАПОЛН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000" calcext:value-type="float">
            <text:p>3000</text:p>
          </table:table-cell>
          <table:table-cell table:style-name="ce47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01" calcext:value-type="float">
            <text:p>3001</text:p>
          </table:table-cell>
          <table:table-cell table:style-name="ce47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4">
          <table:table-cell table:style-name="ce80" office:value-type="float" office:value="3002" calcext:value-type="float">
            <text:p>3002</text:p>
          </table:table-cell>
          <table:table-cell table:style-name="ce47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4">
          <table:table-cell table:style-name="ce80" office:value-type="float" office:value="3003" calcext:value-type="float">
            <text:p>3003</text:p>
          </table:table-cell>
          <table:table-cell table:style-name="ce47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4">
          <table:table-cell table:style-name="ce80" office:value-type="float" office:value="3004" calcext:value-type="float">
            <text:p>3004</text:p>
          </table:table-cell>
          <table:table-cell table:style-name="ce47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4">
          <table:table-cell table:style-name="ce80" office:value-type="float" office:value="3005" calcext:value-type="float">
            <text:p>3005</text:p>
          </table:table-cell>
          <table:table-cell table:style-name="ce47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4">
          <table:table-cell table:style-name="ce80" office:value-type="float" office:value="3006" calcext:value-type="float">
            <text:p>3006</text:p>
          </table:table-cell>
          <table:table-cell table:style-name="ce47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4">
          <table:table-cell table:style-name="ce80" office:value-type="float" office:value="3007" calcext:value-type="float">
            <text:p>3007</text:p>
          </table:table-cell>
          <table:table-cell table:style-name="ce47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4">
          <table:table-cell table:style-name="ce80" office:value-type="float" office:value="3008" calcext:value-type="float">
            <text:p>3008</text:p>
          </table:table-cell>
          <table:table-cell table:style-name="ce47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4">
          <table:table-cell table:style-name="ce80" office:value-type="float" office:value="3009" calcext:value-type="float">
            <text:p>3009</text:p>
          </table:table-cell>
          <table:table-cell table:style-name="ce47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4">
          <table:table-cell table:style-name="ce80" office:value-type="float" office:value="3010" calcext:value-type="float">
            <text:p>3010</text:p>
          </table:table-cell>
          <table:table-cell table:style-name="ce47" office:value-type="string" calcext:value-type="string">
            <text:p>ЗНАЧЕНИЕ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11" calcext:value-type="float">
            <text:p>3011</text:p>
          </table:table-cell>
          <table:table-cell table:style-name="ce47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4">
          <table:table-cell table:style-name="ce80" office:value-type="float" office:value="3012" calcext:value-type="float">
            <text:p>3012</text:p>
          </table:table-cell>
          <table:table-cell table:style-name="ce47" office:value-type="string" calcext:value-type="string">
            <text:p>IP КАНАЛ</text:p>
          </table:table-cell>
          <table:table-cell table:number-columns-repeated="1022"/>
        </table:table-row>
        <table:table-row table:style-name="ro4">
          <table:table-cell table:style-name="ce80" office:value-type="float" office:value="3013" calcext:value-type="float">
            <text:p>3013</text:p>
          </table:table-cell>
          <table:table-cell table:style-name="ce47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4">
          <table:table-cell table:style-name="ce80" office:value-type="float" office:value="3014" calcext:value-type="float">
            <text:p>3014</text:p>
          </table:table-cell>
          <table:table-cell table:style-name="ce47" office:value-type="string" calcext:value-type="string">
            <text:p>IP ВЫКЛ.</text:p>
          </table:table-cell>
          <table:table-cell table:number-columns-repeated="1022"/>
        </table:table-row>
        <table:table-row table:style-name="ro4">
          <table:table-cell table:style-name="ce80" office:value-type="float" office:value="3015" calcext:value-type="float">
            <text:p>3015</text:p>
          </table:table-cell>
          <table:table-cell table:style-name="ce47" office:value-type="string" calcext:value-type="string">
            <text:p>НЕТ IP ОПЦИЙ</text:p>
          </table:table-cell>
          <table:table-cell table:number-columns-repeated="1022"/>
        </table:table-row>
        <table:table-row table:style-name="ro4">
          <table:table-cell table:style-name="ce80" office:value-type="float" office:value="3017" calcext:value-type="float">
            <text:p>3017</text:p>
          </table:table-cell>
          <table:table-cell table:style-name="ce47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80" office:value-type="float" office:value="3018" calcext:value-type="float">
            <text:p>3018</text:p>
          </table:table-cell>
          <table:table-cell table:style-name="ce47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019" calcext:value-type="float">
            <text:p>3019</text:p>
          </table:table-cell>
          <table:table-cell table:style-name="ce47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4">
          <table:table-cell table:style-name="ce80" office:value-type="float" office:value="3021" calcext:value-type="float">
            <text:p>3021</text:p>
          </table:table-cell>
          <table:table-cell table:style-name="ce47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4">
          <table:table-cell table:style-name="ce80" office:value-type="float" office:value="3022" calcext:value-type="float">
            <text:p>3022</text:p>
          </table:table-cell>
          <table:table-cell table:style-name="ce47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80" office:value-type="float" office:value="3023" calcext:value-type="float">
            <text:p>3023</text:p>
          </table:table-cell>
          <table:table-cell table:style-name="ce47" office:value-type="string" calcext:value-type="string">
            <text:p>НЕТ СОКЕТА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24" calcext:value-type="float">
            <text:p>3024</text:p>
          </table:table-cell>
          <table:table-cell table:style-name="ce47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25" calcext:value-type="float">
            <text:p>3025</text:p>
          </table:table-cell>
          <table:table-cell table:style-name="ce47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4">
          <table:table-cell table:style-name="ce80" office:value-type="float" office:value="3026" calcext:value-type="float">
            <text:p>3026</text:p>
          </table:table-cell>
          <table:table-cell table:style-name="ce47" office:value-type="string" calcext:value-type="string">
            <text:p>ПАРАМЕТР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27" calcext:value-type="float">
            <text:p>3027</text:p>
          </table:table-cell>
          <table:table-cell table:style-name="ce47" office:value-type="string" calcext:value-type="string">
            <text:p>IP ЛОГИКА</text:p>
          </table:table-cell>
          <table:table-cell table:number-columns-repeated="1022"/>
        </table:table-row>
        <table:table-row table:style-name="ro4">
          <table:table-cell table:style-name="ce80" office:value-type="float" office:value="3028" calcext:value-type="float">
            <text:p>3028</text:p>
          </table:table-cell>
          <table:table-cell table:style-name="ce47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80" office:value-type="float" office:value="3029" calcext:value-type="float">
            <text:p>3029</text:p>
          </table:table-cell>
          <table:table-cell table:style-name="ce47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80" office:value-type="float" office:value="3030" calcext:value-type="float">
            <text:p>3030</text:p>
          </table:table-cell>
          <table:table-cell table:style-name="ce47" office:value-type="string" calcext:value-type="string">
            <text:p>IP РЕСУРС</text:p>
          </table:table-cell>
          <table:table-cell table:number-columns-repeated="1022"/>
        </table:table-row>
        <table:table-row table:style-name="ro4">
          <table:table-cell table:style-name="ce80" office:value-type="float" office:value="3031" calcext:value-type="float">
            <text:p>3031</text:p>
          </table:table-cell>
          <table:table-cell table:style-name="ce47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32" calcext:value-type="float">
            <text:p>3032</text:p>
          </table:table-cell>
          <table:table-cell table:style-name="ce47" office:value-type="string" calcext:value-type="string">
            <text:p>ТАЙМАУТ IP</text:p>
          </table:table-cell>
          <table:table-cell table:number-columns-repeated="1022"/>
        </table:table-row>
        <table:table-row table:style-name="ro4">
          <table:table-cell table:style-name="ce80" office:value-type="float" office:value="3035" calcext:value-type="float">
            <text:p>3035</text:p>
          </table:table-cell>
          <table:table-cell table:style-name="ce47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4">
          <table:table-cell table:style-name="ce80" office:value-type="float" office:value="3100" calcext:value-type="float">
            <text:p>3100</text:p>
          </table:table-cell>
          <table:table-cell table:style-name="ce47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4">
          <table:table-cell table:style-name="ce80" office:value-type="float" office:value="3101" calcext:value-type="float">
            <text:p>3101</text:p>
          </table:table-cell>
          <table:table-cell table:style-name="ce47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4">
          <table:table-cell table:style-name="ce80" office:value-type="float" office:value="3102" calcext:value-type="float">
            <text:p>3102</text:p>
          </table:table-cell>
          <table:table-cell table:style-name="ce47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4">
          <table:table-cell table:style-name="ce80" office:value-type="float" office:value="3500" calcext:value-type="float">
            <text:p>3500</text:p>
          </table:table-cell>
          <table:table-cell table:style-name="ce47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4">
          <table:table-cell table:style-name="ce80" office:value-type="float" office:value="3501" calcext:value-type="float">
            <text:p>3501</text:p>
          </table:table-cell>
          <table:table-cell table:style-name="ce47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4">
          <table:table-cell table:style-name="ce80" office:value-type="float" office:value="3502" calcext:value-type="float">
            <text:p>3502</text:p>
          </table:table-cell>
          <table:table-cell table:style-name="ce47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4">
          <table:table-cell table:style-name="ce80" office:value-type="float" office:value="3503" calcext:value-type="float">
            <text:p>3503</text:p>
          </table:table-cell>
          <table:table-cell table:style-name="ce47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4">
          <table:table-cell table:style-name="ce80" office:value-type="float" office:value="3504" calcext:value-type="float">
            <text:p>3504</text:p>
          </table:table-cell>
          <table:table-cell table:style-name="ce47" office:value-type="string" calcext:value-type="string">
            <text:p>ONLINE NOT ACTIVE</text:p>
          </table:table-cell>
          <table:table-cell table:number-columns-repeated="1022"/>
        </table:table-row>
        <table:table-row table:style-name="ro4">
          <table:table-cell table:style-name="ce80" office:value-type="float" office:value="4700" calcext:value-type="float">
            <text:p>4700</text:p>
          </table:table-cell>
          <table:table-cell table:style-name="ce47" office:value-type="string" calcext:value-type="string">
            <text:p>Wi-Fi SCAN ERROR</text:p>
          </table:table-cell>
          <table:table-cell table:number-columns-repeated="1022"/>
        </table:table-row>
        <table:table-row table:style-name="ro4">
          <table:table-cell table:style-name="ce80" office:value-type="float" office:value="4800" calcext:value-type="float">
            <text:p>4800</text:p>
          </table:table-cell>
          <table:table-cell table:style-name="ce47" office:value-type="string" calcext:value-type="string">
            <text:p>SCANNER CODE LENGTH NOT OK</text:p>
          </table:table-cell>
          <table:table-cell table:number-columns-repeated="1022"/>
        </table:table-row>
        <table:table-row table:style-name="ro4">
          <table:table-cell table:style-name="ce80" office:value-type="float" office:value="4820" calcext:value-type="float">
            <text:p>4820</text:p>
          </table:table-cell>
          <table:table-cell table:style-name="ce47" office:value-type="string" calcext:value-type="string">
            <text:p>SCANNER CODE NOT FOUND</text:p>
          </table:table-cell>
          <table:table-cell table:number-columns-repeated="1022"/>
        </table:table-row>
        <table:table-row table:style-name="ro4">
          <table:table-cell table:style-name="ce80" office:value-type="float" office:value="4821" calcext:value-type="float">
            <text:p>4821</text:p>
          </table:table-cell>
          <table:table-cell table:style-name="ce47" office:value-type="string" calcext:value-type="string">
            <text:p>SCANNER DISABLED NOW</text:p>
          </table:table-cell>
          <table:table-cell table:number-columns-repeated="1022"/>
        </table:table-row>
        <table:table-row table:style-name="ro4">
          <table:table-cell table:style-name="ce80" office:value-type="float" office:value="4900" calcext:value-type="float">
            <text:p>4900</text:p>
          </table:table-cell>
          <table:table-cell table:style-name="ce47" office:value-type="string" calcext:value-type="string">
            <text:p>SCALE DISABLED</text:p>
          </table:table-cell>
          <table:table-cell table:number-columns-repeated="1022"/>
        </table:table-row>
        <table:table-row table:style-name="ro4">
          <table:table-cell table:style-name="ce80" office:value-type="float" office:value="4901" calcext:value-type="float">
            <text:p>4901</text:p>
          </table:table-cell>
          <table:table-cell table:style-name="ce47" office:value-type="string" calcext:value-type="string">
            <text:p>ПРЕР.РАБОТЫ С ВЕСАМИ</text:p>
          </table:table-cell>
          <table:table-cell table:number-columns-repeated="1022"/>
        </table:table-row>
        <table:table-row table:style-name="ro4">
          <table:table-cell table:style-name="ce80" office:value-type="float" office:value="5000" calcext:value-type="float">
            <text:p>5000</text:p>
          </table:table-cell>
          <table:table-cell table:style-name="ce47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4">
          <table:table-cell table:style-name="ce80" office:value-type="float" office:value="5001" calcext:value-type="float">
            <text:p>5001</text:p>
          </table:table-cell>
          <table:table-cell table:style-name="ce47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4">
          <table:table-cell table:style-name="ce80" office:value-type="float" office:value="5002" calcext:value-type="float">
            <text:p>5002</text:p>
          </table:table-cell>
          <table:table-cell table:style-name="ce47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80" office:value-type="float" office:value="5003" calcext:value-type="float">
            <text:p>5003</text:p>
          </table:table-cell>
          <table:table-cell table:style-name="ce47" office:value-type="string" calcext:value-type="string">
            <text:p>НЕТ ПАМЯТИ!!!</text:p>
          </table:table-cell>
          <table:table-cell table:number-columns-repeated="1022"/>
        </table:table-row>
        <table:table-row table:style-name="ro4">
          <table:table-cell table:style-name="ce80" office:value-type="float" office:value="9999" calcext:value-type="float">
            <text:p>9999</text:p>
          </table:table-cell>
          <table:table-cell table:style-name="ce47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5" table:number-rows-repeated="10482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3f_commands-1_0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number-columns-repeated="1013" table:default-cell-style-name="ce41"/>
        <table:table-column table:style-name="co12" table:default-cell-style-name="ce41"/>
        <table:table-row table:style-name="ro4">
          <table:table-cell table:style-name="ce27" office:value-type="string" calcext:value-type="string">
            <text:p>Команда (HEX)</text:p>
          </table:table-cell>
          <table:table-cell table:style-name="ce27" office:value-type="string" calcext:value-type="string">
            <text:p>Размер параметра команды (DEC)</text:p>
          </table:table-cell>
          <table:table-cell table:style-name="ce27" office:value-type="string" calcext:value-type="string">
            <text:p>Тип параметра команды</text:p>
          </table:table-cell>
          <table:table-cell table:style-name="ce27" office:value-type="string" calcext:value-type="string">
            <text:p>Значения параметра команды (DEC)</text:p>
          </table:table-cell>
          <table:table-cell table:style-name="ce27" office:value-type="string" calcext:value-type="string">
            <text:p>Описание команды</text:p>
          </table:table-cell>
          <table:table-cell table:style-name="ce27" office:value-type="string" calcext:value-type="string">
            <text:p>Размер параметра ответа (DEC)</text:p>
          </table:table-cell>
          <table:table-cell table:style-name="ce27" office:value-type="string" calcext:value-type="string">
            <text:p>Тип параметра ответа</text:p>
          </table:table-cell>
          <table:table-cell table:style-name="ce27" office:value-type="string" calcext:value-type="string">
            <text:p>Значения параметра ответа (DEC)</text:p>
          </table:table-cell>
          <table:table-cell table:style-name="ce27" office:value-type="string" calcext:value-type="string">
            <text:p>Описание ответа</text:p>
          </table:table-cell>
          <table:table-cell table:style-name="ce27" office:value-type="string" calcext:value-type="string">
            <text:p>Комментарии</text:p>
          </table:table-cell>
          <table:table-cell table:number-columns-repeated="1014"/>
        </table:table-row>
        <table:table-row table:style-name="ro4">
          <table:table-cell table:style-name="ce28" office:value-type="string" calcext:value-type="string">
            <text:p>04</text:p>
          </table:table-cell>
          <table:table-cell table:style-name="ce28" table:number-columns-repeated="3"/>
          <table:table-cell table:style-name="ce28" office:value-type="string" calcext:value-type="string">
            <text:p>Запрос значений семейства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рос значений семейства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05</text:p>
          </table:table-cell>
          <table:table-cell table:style-name="ce28" table:number-columns-repeated="3"/>
          <table:table-cell table:style-name="ce28" office:value-type="string" calcext:value-type="string">
            <text:p>Записать значения семейства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исать значения семейства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09</text:p>
          </table:table-cell>
          <table:table-cell table:style-name="ce28" table:number-columns-repeated="3"/>
          <table:table-cell table:style-name="ce28" office:value-type="string" calcext:value-type="string">
            <text:p>Запрос строки значений из таблиц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рос строки значений из таблиц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троки для получения данных</text:p>
          </table:table-cell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0A</text:p>
          </table:table-cell>
          <table:table-cell table:style-name="ce28" table:number-columns-repeated="3"/>
          <table:table-cell table:style-name="ce28" office:value-type="string" calcext:value-type="string">
            <text:p>Записать строку значений таблицы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исать строку значений таблицы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13</text:p>
          </table:table-cell>
          <table:table-cell table:style-name="ce31" table:number-columns-repeated="3"/>
          <table:table-cell table:style-name="ce31" office:value-type="string" calcext:value-type="string">
            <text:p>Звуковой сигнал</text:p>
          </table:table-cell>
          <table:table-cell table:style-name="ce31" table:number-columns-repeated="3"/>
          <table:table-cell table:style-name="ce31" office:value-type="string" calcext:value-type="string">
            <text:p>Звуковой сигнал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Технологическое обнуление</text:p>
          </table:table-cell>
          <table:table-cell table:style-name="ce31" table:number-columns-repeated="3"/>
          <table:table-cell table:style-name="ce31" office:value-type="string" calcext:value-type="string">
            <text:p>Технологическое обнуление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1D</text:p>
          </table:table-cell>
          <table:table-cell table:style-name="ce62" table:number-columns-repeated="3"/>
          <table:table-cell table:style-name="ce62" office:value-type="string" calcext:value-type="string">
            <text:p>Registration and re-registration (OFD 1.0)</text:p>
          </table:table-cell>
          <table:table-cell table:style-name="ce62" table:number-columns-repeated="3"/>
          <table:table-cell table:style-name="ce62" office:value-type="string" calcext:value-type="string">
            <text:p>Registration and re-registration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REGISTRATION TYPE</text:p>
          </table:table-cell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REASON OF REREGISTRATIO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ЗАМЕНА Ф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ИЗМЕНЕНИЕ ИНН ОФ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ИЗМ. СВЕД. ОБ АДР./ПОЛЬЗОВАТЕЛЕ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PAYMENT ADDRESS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USER NAME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USER INN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OFD INN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ECR MODEL REGISTRATION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REGISTRATION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64" calcext:value-type="float">
            <text:p>64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CASHI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ENCOD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OFFLINE MOD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AUTOMATI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ERV HUMAN SP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TRICT ACC FORM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Тип параметра команды</text:p>
          </table:table-cell>
          <table:table-cell/>
          <table:table-cell table:style-name="ce27" office:value-type="string" calcext:value-type="string">
            <text:p>ECR FOR INTERNET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AUTOMATIC NUMBE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TRADITIO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LIGHT INCOM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LIGHT INCOME, NO EXPE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INGLE TA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AGRICULTURAL TA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PATENT TAX SY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1E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string" calcext:value-type="string">
            <text:p>Registration close (OFD 1.0)</text:p>
          </table:table-cell>
          <table:table-cell table:style-name="ce62" table:number-columns-repeated="3"/>
          <table:table-cell table:style-name="ce62" office:value-type="string" calcext:value-type="string">
            <text:p>Registration close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1F</text:p>
          </table:table-cell>
          <table:table-cell table:style-name="ce62" table:number-columns-repeated="3"/>
          <table:table-cell table:style-name="ce62" office:value-type="string" calcext:value-type="string">
            <text:p>Report about payment (OFD 1.0)</text:p>
          </table:table-cell>
          <table:table-cell table:style-name="ce62" table:number-columns-repeated="3"/>
          <table:table-cell table:style-name="ce62" office:value-type="string" calcext:value-type="string">
            <text:p>Report about payment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21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времени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времен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екунда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2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даты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[xx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[xx]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[xx]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3</text:p>
          </table:table-cell>
          <table:table-cell table:style-name="ce31" table:number-columns-repeated="3"/>
          <table:table-cell table:style-name="ce31" office:value-type="string" calcext:value-type="string">
            <text:p>Подтверждение программирования даты</text:p>
          </table:table-cell>
          <table:table-cell table:style-name="ce31" table:number-columns-repeated="3"/>
          <table:table-cell table:style-name="ce31" office:value-type="string" calcext:value-type="string">
            <text:p>Подтверждение программирования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[xx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[xx]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[xx]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5</text:p>
          </table:table-cell>
          <table:table-cell table:style-name="ce31" table:number-columns-repeated="3"/>
          <table:table-cell table:style-name="ce31" office:value-type="string" calcext:value-type="string">
            <text:p>Отрезка чека</text:p>
          </table:table-cell>
          <table:table-cell table:style-name="ce31" table:number-columns-repeated="3"/>
          <table:table-cell table:style-name="ce31" office:value-type="string" calcext:value-type="string">
            <text:p>Отрезка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отрез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олный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неполный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Открыть денежный ящик</text:p>
          </table:table-cell>
          <table:table-cell table:style-name="ce31" table:number-columns-repeated="3"/>
          <table:table-cell table:style-name="ce31" office:value-type="string" calcext:value-type="string">
            <text:p>Открыть денежный ящик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денежного ящик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29</text:p>
          </table:table-cell>
          <table:table-cell table:style-name="ce31" table:number-columns-repeated="3"/>
          <table:table-cell table:style-name="ce31" office:value-type="string" calcext:value-type="string">
            <text:p>Протяжка бумаги</text:p>
          </table:table-cell>
          <table:table-cell table:style-name="ce31" table:number-columns-repeated="3"/>
          <table:table-cell table:style-name="ce31" office:value-type="string" calcext:value-type="string">
            <text:p>Протяжка бумаг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40</text:p>
          </table:table-cell>
          <table:table-cell table:style-name="ce62" table:number-columns-repeated="3"/>
          <table:table-cell table:style-name="ce62" office:value-type="string" calcext:value-type="string">
            <text:p>Промежуточный суточный отчет без закрытия смены (OFD 1.0)</text:p>
          </table:table-cell>
          <table:table-cell table:style-name="ce62" table:number-columns-repeated="3"/>
          <table:table-cell table:style-name="ce62" office:value-type="string" calcext:value-type="string">
            <text:p>Промежуточный суточный отчет без закрытия смены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41</text:p>
          </table:table-cell>
          <table:table-cell table:style-name="ce62" table:number-columns-repeated="3"/>
          <table:table-cell table:style-name="ce62" office:value-type="string" calcext:value-type="string">
            <text:p>суточный отчет c закрытием смены (OFD 1.0)</text:p>
          </table:table-cell>
          <table:table-cell table:style-name="ce62" table:number-columns-repeated="3"/>
          <table:table-cell table:style-name="ce62" office:value-type="string" calcext:value-type="string">
            <text:p>Закрытие смены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50</text:p>
          </table:table-cell>
          <table:table-cell table:style-name="ce62" table:number-columns-repeated="3"/>
          <table:table-cell table:style-name="ce62" office:value-type="string" calcext:value-type="string">
            <text:p>Внесение (OFD 1.0)</text:p>
          </table:table-cell>
          <table:table-cell table:style-name="ce62" table:number-columns-repeated="3"/>
          <table:table-cell table:style-name="ce62" office:value-type="string" calcext:value-type="string">
            <text:p>Внесение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51</text:p>
          </table:table-cell>
          <table:table-cell table:style-name="ce62" table:number-columns-repeated="3"/>
          <table:table-cell table:style-name="ce62" office:value-type="string" calcext:value-type="string">
            <text:p>Выплата (OFD 1.0)</text:p>
          </table:table-cell>
          <table:table-cell table:style-name="ce62" table:number-columns-repeated="3"/>
          <table:table-cell table:style-name="ce62" office:value-type="string" calcext:value-type="string">
            <text:p>Выплат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80</text:p>
          </table:table-cell>
          <table:table-cell table:style-name="ce62" table:number-columns-repeated="3"/>
          <table:table-cell table:style-name="ce62" office:value-type="string" calcext:value-type="string">
            <text:p>Приход (OFD 1.0)</text:p>
          </table:table-cell>
          <table:table-cell table:style-name="ce62" table:number-columns-repeated="3"/>
          <table:table-cell table:style-name="ce62" office:value-type="string" calcext:value-type="string">
            <text:p>Приход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1</text:p>
          </table:table-cell>
          <table:table-cell table:style-name="ce62" table:number-columns-repeated="3"/>
          <table:table-cell table:style-name="ce62" office:value-type="string" calcext:value-type="string">
            <text:p>Расход (OFD 1.0)</text:p>
          </table:table-cell>
          <table:table-cell table:style-name="ce62" table:number-columns-repeated="3"/>
          <table:table-cell table:style-name="ce62" office:value-type="string" calcext:value-type="string">
            <text:p>Расход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2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 (OFD 1.0)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3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 (OFD 1.0)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4</text:p>
          </table:table-cell>
          <table:table-cell table:style-name="ce62" table:number-columns-repeated="3"/>
          <table:table-cell table:style-name="ce62" office:value-type="string" calcext:value-type="string">
            <text:p>Сторно (OFD 1.0)</text:p>
          </table:table-cell>
          <table:table-cell table:style-name="ce62" table:number-columns-repeated="3"/>
          <table:table-cell table:style-name="ce62" office:value-type="string" calcext:value-type="string">
            <text:p>Сторно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5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OFD 1.0)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86</text:p>
          </table:table-cell>
          <table:table-cell table:style-name="ce31" table:number-columns-repeated="3"/>
          <table:table-cell table:style-name="ce31" office:value-type="string" calcext:value-type="string">
            <text:p>Скидка (OFD 1.0)</text:p>
          </table:table-cell>
          <table:table-cell table:style-name="ce31" table:number-columns-repeated="3"/>
          <table:table-cell table:style-name="ce31" office:value-type="string" calcext:value-type="string">
            <text:p>Скидка</text:p>
          </table:table-cell>
          <table:table-cell table:style-name="ce40" office:value-type="string" calcext:value-type="string">
            <text:p>1.0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7</text:p>
          </table:table-cell>
          <table:table-cell table:style-name="ce31" table:number-columns-repeated="3"/>
          <table:table-cell table:style-name="ce31" office:value-type="string" calcext:value-type="string">
            <text:p>Наценка (OFD 1.0)</text:p>
          </table:table-cell>
          <table:table-cell table:style-name="ce31" table:number-columns-repeated="3"/>
          <table:table-cell table:style-name="ce31" office:value-type="string" calcext:value-type="string">
            <text:p>Наценка</text:p>
          </table:table-cell>
          <table:table-cell table:style-name="ce40" office:value-type="string" calcext:value-type="string">
            <text:p>1.0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8</text:p>
          </table:table-cell>
          <table:table-cell table:style-name="ce31" table:number-columns-repeated="3"/>
          <table:table-cell table:style-name="ce31" office:value-type="string" calcext:value-type="string">
            <text:p>Аннулирование чека</text:p>
          </table:table-cell>
          <table:table-cell table:style-name="ce31" table:number-columns-repeated="3"/>
          <table:table-cell table:style-name="ce31" office:value-type="string" calcext:value-type="string">
            <text:p>Аннулирование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9</text:p>
          </table:table-cell>
          <table:table-cell table:style-name="ce31" table:number-columns-repeated="3"/>
          <table:table-cell table:style-name="ce31" office:value-type="string" calcext:value-type="string">
            <text:p>Подытог чека</text:p>
          </table:table-cell>
          <table:table-cell table:style-name="ce31" table:number-columns-repeated="3"/>
          <table:table-cell table:style-name="ce31" office:value-type="string" calcext:value-type="string">
            <text:p>Подытог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Подытог чек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C</text:p>
          </table:table-cell>
          <table:table-cell table:style-name="ce31" table:number-columns-repeated="3"/>
          <table:table-cell table:style-name="ce31" office:value-type="string" calcext:value-type="string">
            <text:p>Копия документа</text:p>
          </table:table-cell>
          <table:table-cell table:style-name="ce31" table:number-columns-repeated="3"/>
          <table:table-cell table:style-name="ce31" office:value-type="string" calcext:value-type="string">
            <text:p>Копия документ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8D</text:p>
          </table:table-cell>
          <table:table-cell table:style-name="ce31" table:number-columns-repeated="3"/>
          <table:table-cell table:style-name="ce31" office:value-type="string" calcext:value-type="string">
            <text:p>Открыть чек</text:p>
          </table:table-cell>
          <table:table-cell table:style-name="ce31" table:number-columns-repeated="3"/>
          <table:table-cell table:style-name="ce31" office:value-type="string" calcext:value-type="string">
            <text:p>Открыть чек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ри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рас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Общая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8E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number-columns-repeated="2"/>
          <table:table-cell table:style-name="ce28" office:value-type="string" calcext:value-type="string">
            <text:p>Check closing (ONLY WITH PAYMENTS=0) (OFD 1.0)</text:p>
          </table:table-cell>
          <table:table-cell table:style-name="ce28" table:number-columns-repeated="3"/>
          <table:table-cell table:style-name="ce28" office:value-type="string" calcext:value-type="string">
            <text:p>Check closing(ONLY WITH PAYMENTS=0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(&gt;0) / остаток к оплате (&lt;0)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4">
          <table:table-cell table:style-name="ce31" office:value-type="string" calcext:value-type="string">
            <text:p>D6</text:p>
          </table:table-cell>
          <table:table-cell table:style-name="ce31" table:number-columns-repeated="3"/>
          <table:table-cell table:style-name="ce31" office:value-type="string" calcext:value-type="string">
            <text:p>Чек коррекции (OFD 1.0)</text:p>
          </table:table-cell>
          <table:table-cell table:style-name="ce31" table:number-columns-repeated="3"/>
          <table:table-cell table:style-name="ce31" office:value-type="string" calcext:value-type="string">
            <text:p>Чек коррекци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риход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расход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электронными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7</text:p>
          </table:table-cell>
          <table:table-cell table:style-name="ce31" table:number-columns-repeated="3"/>
          <table:table-cell table:style-name="ce31" office:value-type="string" calcext:value-type="string">
            <text:p>Получить последнюю ошибку</text:p>
          </table:table-cell>
          <table:table-cell table:style-name="ce31" table:number-columns-repeated="3"/>
          <table:table-cell table:style-name="ce31" office:value-type="string" calcext:value-type="string">
            <text:p>Получить последнюю ошибку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8</text:p>
          </table:table-cell>
          <table:table-cell table:style-name="ce31" table:number-columns-repeated="3"/>
          <table:table-cell table:style-name="ce31" office:value-type="string" calcext:value-type="string">
            <text:p>Отправить данные ОФД (OFD 1.0)</text:p>
          </table:table-cell>
          <table:table-cell table:style-name="ce31" table:number-columns-repeated="3"/>
          <table:table-cell table:style-name="ce31" office:value-type="string" calcext:value-type="string">
            <text:p>Отправить данные ОФ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Идентификатор данных ОФД [&gt;1000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7"/>
          <table:table-cell table:style-name="ce27" office:value-type="string" calcext:value-type="string">
            <text:p>1008</text:p>
          </table:table-cell>
          <table:table-cell table:style-name="ce37" office:value-type="string" calcext:value-type="string">
            <text:p>Purchaser phone or email address/Text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операции [0] must be 0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лина "Данных для ОФД" [1-255]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9</text:p>
          </table:table-cell>
          <table:table-cell table:style-name="ce31" table:number-columns-repeated="3"/>
          <table:table-cell table:style-name="ce31" office:value-type="string" calcext:value-type="string">
            <text:p>Открыть смену (OFD 1.0)</text:p>
          </table:table-cell>
          <table:table-cell table:style-name="ce31" table:number-columns-repeated="3"/>
          <table:table-cell table:style-name="ce31" office:value-type="string" calcext:value-type="string">
            <text:p>Открыть смену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A</text:p>
          </table:table-cell>
          <table:table-cell table:style-name="ce31" table:number-columns-repeated="3"/>
          <table:table-cell table:style-name="ce31" office:value-type="string" calcext:value-type="string">
            <text:p>Открыть нефискальный докумен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B</text:p>
          </table:table-cell>
          <table:table-cell table:style-name="ce31" table:number-columns-repeated="3"/>
          <table:table-cell table:style-name="ce31" office:value-type="string" calcext:value-type="string">
            <text:p>Печатать текс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Сжаты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 (символы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C</text:p>
          </table:table-cell>
          <table:table-cell table:style-name="ce31" table:number-columns-repeated="3"/>
          <table:table-cell table:style-name="ce31" office:value-type="string" calcext:value-type="string">
            <text:p>Отрезать чек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D</text:p>
          </table:table-cell>
          <table:table-cell table:style-name="ce31" table:number-columns-repeated="3"/>
          <table:table-cell table:style-name="ce31" office:value-type="string" calcext:value-type="string">
            <text:p>Печатать картинку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картинки для печати (1-25)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DE</text:p>
          </table:table-cell>
          <table:table-cell table:style-name="ce31" table:number-columns-repeated="3"/>
          <table:table-cell table:style-name="ce31" office:value-type="string" calcext:value-type="string">
            <text:p>Печатать 1D штрих-код</text:p>
          </table:table-cell>
          <table:table-cell table:style-name="ce31" table:number-columns-repeated="3"/>
          <table:table-cell table:style-name="ce31" office:value-type="string" calcext:value-type="string">
            <text:p>Печатать 1D штрих-ко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библиотеки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1D штрих-код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Высот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асштаб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раниц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слев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о центру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справа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1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DE</text:p>
          </table:table-cell>
          <table:table-cell table:style-name="ce31" table:number-columns-repeated="3"/>
          <table:table-cell table:style-name="ce31" office:value-type="string" calcext:value-type="string">
            <text:p>Печатать 2D штрих-код</text:p>
          </table:table-cell>
          <table:table-cell table:style-name="ce31" table:number-columns-repeated="3"/>
          <table:table-cell table:style-name="ce31" office:value-type="string" calcext:value-type="string">
            <text:p>Печатать 2D штрих-ко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библиотеки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D штрих-код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2D кода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QR-Cod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PDF417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асштаб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1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Код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4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DF</text:p>
          </table:table-cell>
          <table:table-cell table:style-name="ce31" table:number-columns-repeated="3"/>
          <table:table-cell table:style-name="ce31" office:value-type="string" calcext:value-type="string">
            <text:p>Закрыть нефискальный докумен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закрытия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>E0</text:p>
          </table:table-cell>
          <table:table-cell table:style-name="ce31" table:number-columns-repeated="3"/>
          <table:table-cell table:style-name="ce31" office:value-type="string" calcext:value-type="string">
            <text:p>Запрос статуса ФН</text:p>
          </table:table-cell>
          <table:table-cell table:style-name="ce31" table:number-columns-repeated="3"/>
          <table:table-cell table:style-name="ce31" office:value-type="string" calcext:value-type="string">
            <text:p>Запрос статуса ФН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следний докумен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Номер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1</text:p>
          </table:table-cell>
          <table:table-cell table:style-name="ce28" table:number-columns-repeated="3"/>
          <table:table-cell table:style-name="ce28" office:value-type="string" calcext:value-type="string">
            <text:p>Запрос заводского номера ФН</text:p>
          </table:table-cell>
          <table:table-cell table:style-name="ce28" table:number-columns-repeated="3"/>
          <table:table-cell table:style-name="ce28" office:value-type="string" calcext:value-type="string">
            <text:p>Запрос заводского номера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2</text:p>
          </table:table-cell>
          <table:table-cell table:style-name="ce28" table:number-columns-repeated="3"/>
          <table:table-cell table:style-name="ce28" office:value-type="string" calcext:value-type="string">
            <text:p>Запрос срока действия ФН</text:p>
          </table:table-cell>
          <table:table-cell table:style-name="ce28" table:number-columns-repeated="3"/>
          <table:table-cell table:style-name="ce28" office:value-type="string" calcext:value-type="string">
            <text:p>Запрос срока действия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3</text:p>
          </table:table-cell>
          <table:table-cell table:style-name="ce28" table:number-columns-repeated="3"/>
          <table:table-cell table:style-name="ce28" office:value-type="string" calcext:value-type="string">
            <text:p>Запрос версии ФН</text:p>
          </table:table-cell>
          <table:table-cell table:style-name="ce28" table:number-columns-repeated="3"/>
          <table:table-cell table:style-name="ce28" office:value-type="string" calcext:value-type="string">
            <text:p>Запрос версии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4</text:p>
          </table:table-cell>
          <table:table-cell table:style-name="ce28" table:number-columns-repeated="3"/>
          <table:table-cell table:style-name="ce28" office:value-type="string" calcext:value-type="string">
            <text:p>Получить от ФН статус ОФД</text:p>
          </table:table-cell>
          <table:table-cell table:style-name="ce28" table:number-columns-repeated="3"/>
          <table:table-cell table:style-name="ce28" office:value-type="string" calcext:value-type="string">
            <text:p>Получить от ФН статус ОФД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5</text:p>
          </table:table-cell>
          <table:table-cell table:style-name="ce28" table:number-columns-repeated="3"/>
          <table:table-cell table:style-name="ce28" office:value-type="string" calcext:value-type="string">
            <text:p>Получить фискальный документ по номеру из ФН</text:p>
          </table:table-cell>
          <table:table-cell table:style-name="ce28" table:number-columns-repeated="3"/>
          <table:table-cell table:style-name="ce28" office:value-type="string" calcext:value-type="string">
            <text:p>Получить фискальный документ по номеру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6</text:p>
          </table:table-cell>
          <table:table-cell table:style-name="ce28" table:number-columns-repeated="3"/>
          <table:table-cell table:style-name="ce28" office:value-type="string" calcext:value-type="string">
            <text:p>Получить подтверждение ОФД для ФД из ФН</text:p>
          </table:table-cell>
          <table:table-cell table:style-name="ce28" table:number-columns-repeated="3"/>
          <table:table-cell table:style-name="ce28" office:value-type="string" calcext:value-type="string">
            <text:p>Получить подтверждение ОФД для ФД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7</text:p>
          </table:table-cell>
          <table:table-cell table:style-name="ce28" table:number-columns-repeated="3"/>
          <table:table-cell table:style-name="ce2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8</text:p>
          </table:table-cell>
          <table:table-cell table:style-name="ce28" table:number-columns-repeated="3"/>
          <table:table-cell table:style-name="ce28" office:value-type="string" calcext:value-type="string">
            <text:p>Запрос итогов фискализации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итогов фискализации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регистраци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2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ИНН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режим работ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9</text:p>
          </table:table-cell>
          <table:table-cell table:style-name="ce28" table:number-columns-repeated="3"/>
          <table:table-cell table:style-name="ce28" office:value-type="string" calcext:value-type="string">
            <text:p>Запрос TLV параметра фискализации из ФН</text:p>
          </table:table-cell>
          <table:table-cell table:style-name="ce28" table:number-columns-repeated="3"/>
          <table:table-cell table:style-name="ce28" office:value-type="string" calcext:value-type="string">
            <text:p>Запрос TLV параметра фискализации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регистраци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TLV параметр</text:p>
          </table:table-cell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TLV параметр [тип TLV-2 байта, размер TLV-2 байта, данные]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A</text:p>
          </table:table-cell>
          <table:table-cell table:style-name="ce28" table:number-columns-repeated="3"/>
          <table:table-cell table:style-name="ce28" office:value-type="string" calcext:value-type="string">
            <text:p>Запрос фискального документа в TLV формате из ФН</text:p>
          </table:table-cell>
          <table:table-cell table:style-name="ce28" table:number-columns-repeated="3"/>
          <table:table-cell table:style-name="ce28" office:value-type="string" calcext:value-type="string">
            <text:p>Запрос фискального документа в TLV формате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4" office:value-type="string" calcext:value-type="string">
            <text:p>?</text:p>
          </table:table-cell>
          <table:table-cell table:style-name="ce54" office:value-type="string" calcext:value-type="string">
            <text:p>tlvdata</text:p>
          </table:table-cell>
          <table:table-cell table:style-name="ce55"/>
          <table:table-cell table:style-name="ce54" office:value-type="string" calcext:value-type="string">
            <text:p>??? Фискальный документ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B</text:p>
          </table:table-cell>
          <table:table-cell table:style-name="ce28" table:number-columns-repeated="3"/>
          <table:table-cell table:style-name="ce28" office:value-type="string" calcext:value-type="string">
            <text:p>Чтение TLV структуры фискального документа из ФН</text:p>
          </table:table-cell>
          <table:table-cell table:style-name="ce28" table:number-columns-repeated="3"/>
          <table:table-cell table:style-name="ce28" office:value-type="string" calcext:value-type="string">
            <text:p>Чтение TLV структуры фискального документа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TLV(STLV) данные фискального документ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EC</text:p>
          </table:table-cell>
          <table:table-cell table:style-name="ce28" table:number-columns-repeated="3"/>
          <table:table-cell table:style-name="ce28" office:value-type="string" calcext:value-type="string">
            <text:p>Запрос параметров текущей смены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параметров текущей смены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мены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0</text:p>
          </table:table-cell>
          <table:table-cell table:style-name="ce28" table:number-columns-repeated="3"/>
          <table:table-cell table:style-name="ce28" office:value-type="string" calcext:value-type="string">
            <text:p>Запрос актуальных времени и даты</text:p>
          </table:table-cell>
          <table:table-cell table:style-name="ce28" table:number-columns-repeated="3"/>
          <table:table-cell table:style-name="ce28" office:value-type="string" calcext:value-type="string">
            <text:p>Запрос актуальных времени и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1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ККТ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ККТ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5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6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7 -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7 - Состояние бездействия [1 - бездействие, 0 - ККТ активна]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2 - learning mode: 0-&gt;no learning, NOT USED IN RUSSIA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3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4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5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6 -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7" office:value-type="string" calcext:value-type="string">
            <text:p>Бит 7 -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3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ечатаетс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ечатается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продаж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оплат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печать сдачи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выдача чека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4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последнего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последнего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 чек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5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общих итогов (OFD 1.0)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общих итог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й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й расхода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6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суточных итогов (OFD 1.0)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суточных итог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/>
          <table:table-cell table:style-name="ce47" table:number-columns-repeated="1014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/>
          <table:table-cell table:style-name="ce47" table:number-columns-repeated="1014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Общая сумм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возврата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возврат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а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коррекции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и при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коррекции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и расход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х в денежном ящике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7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итогов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итогов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Нацен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кид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Отмен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Возвра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Подытог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Остаток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чек открыт</text:p>
          </table:table-cell>
          <table:table-cell table:number-columns-repeated="1015"/>
        </table:table-row>
        <table:table-row table:style-name="ro4">
          <table:table-cell table:style-name="ce28" office:value-type="string" calcext:value-type="string">
            <text:p>F8</text:p>
          </table:table-cell>
          <table:table-cell table:style-name="ce28" table:number-columns-repeated="3"/>
          <table:table-cell table:style-name="ce28" office:value-type="string" calcext:value-type="string">
            <text:p>ADDITIONAL INFO(RESERVED) (OFD 1.0)</text:p>
          </table:table-cell>
          <table:table-cell table:style-name="ce28" table:number-columns-repeated="3"/>
          <table:table-cell table:style-name="ce28" office:value-type="string" calcext:value-type="string">
            <text:p>ADDITIONAL INFO(RESERVED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/>
          <table:table-cell table:number-columns-repeated="4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type of open ticket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no ticket open(or different ticket open from below list)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ale ticket open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return sale ticket open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urchase ticket open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7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return purchase ticket open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number of tickets in the day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5" table:number-columns-repeated="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number of documents in the day</text:p>
          </table:table-cell>
          <table:table-cell table:style-name="ce35"/>
          <table:table-cell table:style-name="ce46" table:number-columns-repeated="1014"/>
        </table:table-row>
        <table:table-row table:style-name="ro4">
          <table:table-cell table:style-name="ce34" office:value-type="string" calcext:value-type="string">
            <text:p>FF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OFD 1.0)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Модель ККТ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ерсия прошивки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2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Заводской номер ККТ</text:p>
          </table:table-cell>
          <table:table-cell table:number-columns-repeated="1015"/>
        </table:table-row>
        <table:table-row table:style-name="ro4">
          <table:table-cell table:style-name="ce34" office:value-type="string" calcext:value-type="string">
            <text:p>FF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alt OFD 1.0)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альтернативный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4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Information type [1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Fiscal State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4">
          <table:table-cell table:style-name="ce36" table:number-columns-repeated="10"/>
          <table:table-cell table:style-name="ce48" table:number-columns-repeated="1014"/>
        </table:table-row>
        <table:table-row table:style-name="ro4" table:number-rows-repeated="11">
          <table:table-cell table:number-columns-repeated="1024"/>
        </table:table-row>
        <table:table-row table:style-name="ro5" table:number-rows-repeated="1047954">
          <table:table-cell table:number-columns-repeated="1024"/>
        </table:table-row>
        <table:table-row table:style-name="ro6" table:number-rows-repeated="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les-1_0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Family 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016 – VAT TABLE – 12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VAT 1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2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3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4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5 (2 bytes, range: 0-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VAT 6 (2 bytes, range: 0-9999)</text:p>
          </table:table-cell>
          <table:table-cell/>
        </table:table-row>
        <table:table-row table:style-name="ro1">
          <table:table-cell office:value-type="string" calcext:value-type="string">
            <text:p>018 – PRINTER PARAMETERS – 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PRINT ENERGY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-2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-2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-1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-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-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-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~ 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+4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8~+8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9~+12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~+16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~+2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2~+24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INTER SPEED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5~55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0~70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00~10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OTTOM LINE FEED (1 byte, range 0..2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INTERLINE COMPRESSION (1 byte, range 0..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ENABLE CUTT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9 – GENERAL CONFIGURATION – 3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CASH DRAWER VOLTAG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24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12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6V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FPU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АВТО РЕЖИ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ПРИНУД.FPU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ПРИНУД.ЛОКАЛ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ПРИНУД.АННУЛ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 – HEADER – 40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HEADER LINE 1 - PROPERTY (1 bytes, see table 021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1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2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2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3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3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4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4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5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5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6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6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7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7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8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8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9 - PROPERTY (1 bytes, see table 021-2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HEADER LINE 9 - TEXT (44 bytes, text)</text:p>
          </table:table-cell>
          <table:table-cell/>
        </table:table-row>
        <table:table-row table:style-name="ro1">
          <table:table-cell office:value-type="string" calcext:value-type="string">
            <text:p>023 – FOOTER – 40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FOOTER LINE 1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1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2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2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3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3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4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4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5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5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6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6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7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7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8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8 - TEXT (4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9 - PROPERTY (1 bytes, see table 023-1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OOTER LINE 9 - TEXT (44 bytes, text)</text:p>
          </table:table-cell>
          <table:table-cell/>
        </table:table-row>
        <table:table-row table:style-name="ro1">
          <table:table-cell office:value-type="string" calcext:value-type="string">
            <text:p>030 – OFD PARAMETERS – 258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FDO WEB SITE (128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FDO WEB SITE PORT (2 bytes, range 1..65535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WEB SITE FOR CHECK (128 bytes)</text:p>
          </table:table-cell>
          <table:table-cell/>
        </table:table-row>
        <table:table-row table:style-name="ro1">
          <table:table-cell office:value-type="string" calcext:value-type="string">
            <text:p>910 – COMMUNICATION PARAMETERS – 11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PROTOCO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CUSTO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CUSTOM DLL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CUSTOM R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AURATE (4 bytes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96~9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92~192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84~384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76~576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152~1152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BIT NUMB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8~8,NONE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7~7,ODD,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XON-XOFF TX FOOT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XON-XOFF TX ECHO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HANDSHAK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NO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RTS/C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XON/XOFF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PLAY LIN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C CHANNE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АВТО РЕЖИМ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~RS2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~Wi-F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~Bluetoot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~Ethern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~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11 – Eth PARAMETERS – 25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ENABLE DHC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IP ADDRESS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NETWORK MASK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GATEWAY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NS (4 bytes, ip forma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ORT (2 bytes, range 0..65535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CID (6 bytes, read only. When writing family code 911 must be present, value is ignored)</text:p>
          </table:table-cell>
          <table:table-cell/>
        </table:table-row>
        <table:table-row table:style-name="ro1">
          <table:table-cell office:value-type="string" calcext:value-type="string">
            <text:p>120 – DEPARTMENT PARAMETERS – Number of rows: 16, size of row: 71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DESCRIPTION (30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RICE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PT VAT CODE (1 bytes, range 1.. 8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SINGLE ITEM RECEIP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DISABL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ENABLED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WRITE-OFFS EN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VOID ENABLED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ENAB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PT ENABLED O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ALL OPERATOR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ONLY ENABLED OP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IN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ISC/MARKUP MODE (1 bytes, range 0.. 2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MACRO FUNCTION (1 bytes, range 0.. 10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RICE 1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PTS GROUPS (1 bytes, range 1.. 6)</text:p>
          </table:table-cell>
          <table:table-cell/>
        </table:table-row>
        <table:table-row table:style-name="ro1">
          <table:table-cell office:value-type="string" calcext:value-type="string">
            <text:p>320 – OPERATOR PARAMETERS – Number of rows: 8, size of row: 84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CODE (1 byte, range 0..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PASSWORD (2 bytes, range 0..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DESCRIPTION (64 bytes, tex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TEMPORARY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НЕ ВРЕМЕННЫЙ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ВРЕМЕННЫЙ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OGRAM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ROGRAMM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ZEROSETT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AD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GISTERING MOD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FUND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WRITE-OFF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PAYME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PARTME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ISC/MARKUP ON SB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VOID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RATOR ZEROSE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ARTOR REPOR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FISCAL ZEROSETTING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CRO FUNCTION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ОПЕР.ЗАПРЕЩЕНА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ОПЕР.РАЗРЕШЕ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20 – PAYMENT PARAMETERS – Number of rows: 4, size of row: 54 byte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• ENABLE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ESCRIPTION (30 bytes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NO CASH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OPEN CASH DRAWE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NDATORY SUBTOTAL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NDATORY AMOUNT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CHANGE FORBIDDEN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DRAWER ONLY POS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RESERVED TO OPERATOR (1 byte, lis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~ЗАПРЕЩЕН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~РАЗРЕШЕН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• MAX AMOUNT (8 bytes, range 0.. 999999999999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• AMOUNT (8 bytes, range 0.. 999999999999)</text:p>
          </table:table-cell>
          <table:table-cell/>
        </table:table-row>
        <table:table-row table:style-name="ro1" table:number-rows-repeated="104833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rrors-1_0" table:style-name="ta3">
        <table:table-column table:style-name="co25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number-columns-repeated="1020" table:default-cell-style-name="ce47"/>
        <table:table-column table:style-name="co12" table:default-cell-style-name="ce47"/>
        <table:table-row table:style-name="ro4">
          <table:table-cell table:style-name="ce37" office:value-type="string" calcext:value-type="string">
            <text:p>Error #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end</text:p>
          </table:table-cell>
          <table:table-cell table:number-columns-repeated="1021"/>
        </table:table-row>
        <table:table-row table:style-name="ro4">
          <table:table-cell table:style-name="ce37" office:value-type="string" calcext:value-type="string">
            <text:p>00</text:p>
          </table:table-cell>
          <table:table-cell table:style-name="ce37" office:value-type="string" calcext:value-type="string">
            <text:p>нет ошибок</text:p>
          </table:table-cell>
          <table:table-cell table:style-name="ce37"/>
          <table:table-cell table:number-columns-repeated="1021"/>
        </table:table-row>
        <table:table-row table:style-name="ro4">
          <table:table-cell table:style-name="ce37" office:value-type="string" calcext:value-type="string">
            <text:p>01</text:p>
          </table:table-cell>
          <table:table-cell table:style-name="ce37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2</text:p>
          </table:table-cell>
          <table:table-cell table:style-name="ce37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</text:p>
          </table:table-cell>
          <table:table-cell table:style-name="ce37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</text:p>
          </table:table-cell>
          <table:table-cell table:style-name="ce37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3</text:p>
          </table:table-cell>
          <table:table-cell table:style-name="ce37" office:value-type="string" calcext:value-type="string">
            <text:p>ФН ОТКЛЮЧ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7</text:p>
          </table:table-cell>
          <table:table-cell table:style-name="ce37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0</text:p>
          </table:table-cell>
          <table:table-cell table:style-name="ce37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1</text:p>
          </table:table-cell>
          <table:table-cell table:style-name="ce37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2</text:p>
          </table:table-cell>
          <table:table-cell table:style-name="ce37" office:value-type="string" calcext:value-type="string">
            <text:p>ЗНАЧЕНИЕ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3</text:p>
          </table:table-cell>
          <table:table-cell table:style-name="ce37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4</text:p>
          </table:table-cell>
          <table:table-cell table:style-name="ce37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5</text:p>
          </table:table-cell>
          <table:table-cell table:style-name="ce37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6</text:p>
          </table:table-cell>
          <table:table-cell table:style-name="ce37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7</text:p>
          </table:table-cell>
          <table:table-cell table:style-name="ce37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8</text:p>
          </table:table-cell>
          <table:table-cell table:style-name="ce37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09</text:p>
          </table:table-cell>
          <table:table-cell table:style-name="ce37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0</text:p>
          </table:table-cell>
          <table:table-cell table:style-name="ce37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1</text:p>
          </table:table-cell>
          <table:table-cell table:style-name="ce37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2</text:p>
          </table:table-cell>
          <table:table-cell table:style-name="ce37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3</text:p>
          </table:table-cell>
          <table:table-cell table:style-name="ce37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4</text:p>
          </table:table-cell>
          <table:table-cell table:style-name="ce37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5</text:p>
          </table:table-cell>
          <table:table-cell table:style-name="ce37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6</text:p>
          </table:table-cell>
          <table:table-cell table:style-name="ce37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7</text:p>
          </table:table-cell>
          <table:table-cell table:style-name="ce37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8</text:p>
          </table:table-cell>
          <table:table-cell table:style-name="ce37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119</text:p>
          </table:table-cell>
          <table:table-cell table:style-name="ce37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0</text:p>
          </table:table-cell>
          <table:table-cell table:style-name="ce37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1</text:p>
          </table:table-cell>
          <table:table-cell table:style-name="ce37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2</text:p>
          </table:table-cell>
          <table:table-cell table:style-name="ce37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3</text:p>
          </table:table-cell>
          <table:table-cell table:style-name="ce37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4</text:p>
          </table:table-cell>
          <table:table-cell table:style-name="ce37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5</text:p>
          </table:table-cell>
          <table:table-cell table:style-name="ce37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6</text:p>
          </table:table-cell>
          <table:table-cell table:style-name="ce37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7</text:p>
          </table:table-cell>
          <table:table-cell table:style-name="ce37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8</text:p>
          </table:table-cell>
          <table:table-cell table:style-name="ce37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09</text:p>
          </table:table-cell>
          <table:table-cell table:style-name="ce37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0</text:p>
          </table:table-cell>
          <table:table-cell table:style-name="ce37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1</text:p>
          </table:table-cell>
          <table:table-cell table:style-name="ce37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2</text:p>
          </table:table-cell>
          <table:table-cell table:style-name="ce37" office:value-type="string" calcext:value-type="string">
            <text:p>КОНЕЦ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3</text:p>
          </table:table-cell>
          <table:table-cell table:style-name="ce37" office:value-type="string" calcext:value-type="string">
            <text:p>ПОИСК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4</text:p>
          </table:table-cell>
          <table:table-cell table:style-name="ce37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315</text:p>
          </table:table-cell>
          <table:table-cell table:style-name="ce37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0</text:p>
          </table:table-cell>
          <table:table-cell table:style-name="ce37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1</text:p>
          </table:table-cell>
          <table:table-cell table:style-name="ce37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2</text:p>
          </table:table-cell>
          <table:table-cell table:style-name="ce37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3</text:p>
          </table:table-cell>
          <table:table-cell table:style-name="ce37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4</text:p>
          </table:table-cell>
          <table:table-cell table:style-name="ce37" office:value-type="string" calcext:value-type="string">
            <text:p>HW-ИНИЦ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5</text:p>
          </table:table-cell>
          <table:table-cell table:style-name="ce37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6</text:p>
          </table:table-cell>
          <table:table-cell table:style-name="ce37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7</text:p>
          </table:table-cell>
          <table:table-cell table:style-name="ce37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09</text:p>
          </table:table-cell>
          <table:table-cell table:style-name="ce37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0</text:p>
          </table:table-cell>
          <table:table-cell table:style-name="ce37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1</text:p>
          </table:table-cell>
          <table:table-cell table:style-name="ce37" office:value-type="string" calcext:value-type="string">
            <text:p>ЧЕК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2</text:p>
          </table:table-cell>
          <table:table-cell table:style-name="ce37" office:value-type="string" calcext:value-type="string">
            <text:p>ЧЕК ОТ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3</text:p>
          </table:table-cell>
          <table:table-cell table:style-name="ce37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5</text:p>
          </table:table-cell>
          <table:table-cell table:style-name="ce37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7</text:p>
          </table:table-cell>
          <table:table-cell table:style-name="ce37" office:value-type="string" calcext:value-type="string">
            <text:p>ЧЕК ВОЗВР. ОТ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19</text:p>
          </table:table-cell>
          <table:table-cell table:style-name="ce37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1</text:p>
          </table:table-cell>
          <table:table-cell table:style-name="ce37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3</text:p>
          </table:table-cell>
          <table:table-cell table:style-name="ce37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5</text:p>
          </table:table-cell>
          <table:table-cell table:style-name="ce37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7</text:p>
          </table:table-cell>
          <table:table-cell table:style-name="ce37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29</text:p>
          </table:table-cell>
          <table:table-cell table:style-name="ce37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80</text:p>
          </table:table-cell>
          <table:table-cell table:style-name="ce37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481</text:p>
          </table:table-cell>
          <table:table-cell table:style-name="ce37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0</text:p>
          </table:table-cell>
          <table:table-cell table:style-name="ce37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1</text:p>
          </table:table-cell>
          <table:table-cell table:style-name="ce37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2</text:p>
          </table:table-cell>
          <table:table-cell table:style-name="ce37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3</text:p>
          </table:table-cell>
          <table:table-cell table:style-name="ce37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4</text:p>
          </table:table-cell>
          <table:table-cell table:style-name="ce37" office:value-type="string" calcext:value-type="string">
            <text:p>УЖЕ ВВЕДЕН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5</text:p>
          </table:table-cell>
          <table:table-cell table:style-name="ce37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06</text:p>
          </table:table-cell>
          <table:table-cell table:style-name="ce37" office:value-type="string" calcext:value-type="string">
            <text:p>24 ЧАС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599</text:p>
          </table:table-cell>
          <table:table-cell table:style-name="ce37" office:value-type="string" calcext:value-type="string">
            <text:p>СТАТУС НЕ О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0</text:p>
          </table:table-cell>
          <table:table-cell table:style-name="ce37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1</text:p>
          </table:table-cell>
          <table:table-cell table:style-name="ce37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2</text:p>
          </table:table-cell>
          <table:table-cell table:style-name="ce37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3</text:p>
          </table:table-cell>
          <table:table-cell table:style-name="ce37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4</text:p>
          </table:table-cell>
          <table:table-cell table:style-name="ce37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5</text:p>
          </table:table-cell>
          <table:table-cell table:style-name="ce37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6</text:p>
          </table:table-cell>
          <table:table-cell table:style-name="ce37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7</text:p>
          </table:table-cell>
          <table:table-cell table:style-name="ce37" office:value-type="string" calcext:value-type="string">
            <text:p>МАКС СДАЧ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8</text:p>
          </table:table-cell>
          <table:table-cell table:style-name="ce37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09</text:p>
          </table:table-cell>
          <table:table-cell table:style-name="ce37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0</text:p>
          </table:table-cell>
          <table:table-cell table:style-name="ce37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1</text:p>
          </table:table-cell>
          <table:table-cell table:style-name="ce37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2</text:p>
          </table:table-cell>
          <table:table-cell table:style-name="ce37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3</text:p>
          </table:table-cell>
          <table:table-cell table:style-name="ce37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4</text:p>
          </table:table-cell>
          <table:table-cell table:style-name="ce37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5</text:p>
          </table:table-cell>
          <table:table-cell table:style-name="ce37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6</text:p>
          </table:table-cell>
          <table:table-cell table:style-name="ce37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7</text:p>
          </table:table-cell>
          <table:table-cell table:style-name="ce37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8</text:p>
          </table:table-cell>
          <table:table-cell table:style-name="ce37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19</text:p>
          </table:table-cell>
          <table:table-cell table:style-name="ce37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20</text:p>
          </table:table-cell>
          <table:table-cell table:style-name="ce37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621</text:p>
          </table:table-cell>
          <table:table-cell table:style-name="ce37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0</text:p>
          </table:table-cell>
          <table:table-cell table:style-name="ce37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1</text:p>
          </table:table-cell>
          <table:table-cell table:style-name="ce37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2</text:p>
          </table:table-cell>
          <table:table-cell table:style-name="ce37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3</text:p>
          </table:table-cell>
          <table:table-cell table:style-name="ce37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4</text:p>
          </table:table-cell>
          <table:table-cell table:style-name="ce37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5</text:p>
          </table:table-cell>
          <table:table-cell table:style-name="ce37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6</text:p>
          </table:table-cell>
          <table:table-cell table:style-name="ce37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7</text:p>
          </table:table-cell>
          <table:table-cell table:style-name="ce37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08</text:p>
          </table:table-cell>
          <table:table-cell table:number-columns-repeated="1023"/>
        </table:table-row>
        <table:table-row table:style-name="ro4">
          <table:table-cell table:style-name="ce37" office:value-type="string" calcext:value-type="string">
            <text:p>0709</text:p>
          </table:table-cell>
          <table:table-cell table:style-name="ce37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0</text:p>
          </table:table-cell>
          <table:table-cell table:style-name="ce37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1</text:p>
          </table:table-cell>
          <table:table-cell table:style-name="ce37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2</text:p>
          </table:table-cell>
          <table:table-cell table:style-name="ce37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3</text:p>
          </table:table-cell>
          <table:table-cell table:style-name="ce37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4</text:p>
          </table:table-cell>
          <table:table-cell table:style-name="ce3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25</text:p>
          </table:table-cell>
          <table:table-cell table:style-name="ce37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40</text:p>
          </table:table-cell>
          <table:table-cell table:style-name="ce37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41</text:p>
          </table:table-cell>
          <table:table-cell table:style-name="ce3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42</text:p>
          </table:table-cell>
          <table:table-cell table:style-name="ce37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43</text:p>
          </table:table-cell>
          <table:table-cell table:style-name="ce37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60</text:p>
          </table:table-cell>
          <table:table-cell table:style-name="ce37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61</text:p>
          </table:table-cell>
          <table:table-cell table:style-name="ce37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62</text:p>
          </table:table-cell>
          <table:table-cell table:style-name="ce37" office:value-type="string" calcext:value-type="string">
            <text:p>ЦЕНА НЕКОР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80</text:p>
          </table:table-cell>
          <table:table-cell table:style-name="ce37" office:value-type="string" calcext:value-type="string">
            <text:p>ПРЕДЛ.НЕ НАЙДЕН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781</text:p>
          </table:table-cell>
          <table:table-cell table:style-name="ce37" office:value-type="string" calcext:value-type="string">
            <text:p>НДС СТАВКА ПРЕДЛ.НЕ ОК</text:p>
          </table:table-cell>
          <table:table-cell table:number-columns-repeated="2"/>
          <table:table-cell table:style-name="ce84"/>
          <table:table-cell table:number-columns-repeated="1019"/>
        </table:table-row>
        <table:table-row table:style-name="ro4">
          <table:table-cell table:style-name="ce37" office:value-type="string" calcext:value-type="string">
            <text:p>0800</text:p>
          </table:table-cell>
          <table:table-cell table:style-name="ce37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1</text:p>
          </table:table-cell>
          <table:table-cell table:style-name="ce37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2</text:p>
          </table:table-cell>
          <table:table-cell table:style-name="ce37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3</text:p>
          </table:table-cell>
          <table:table-cell table:style-name="ce37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4</text:p>
          </table:table-cell>
          <table:table-cell table:style-name="ce37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0805</text:p>
          </table:table-cell>
          <table:table-cell table:style-name="ce37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0</text:p>
          </table:table-cell>
          <table:table-cell table:style-name="ce37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1</text:p>
          </table:table-cell>
          <table:table-cell table:style-name="ce37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2</text:p>
          </table:table-cell>
          <table:table-cell table:style-name="ce37" office:value-type="string" calcext:value-type="string">
            <text:p>ОТКАЗАН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3</text:p>
          </table:table-cell>
          <table:table-cell table:style-name="ce37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4</text:p>
          </table:table-cell>
          <table:table-cell table:style-name="ce37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5</text:p>
          </table:table-cell>
          <table:table-cell table:style-name="ce37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6</text:p>
          </table:table-cell>
          <table:table-cell table:style-name="ce37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7</text:p>
          </table:table-cell>
          <table:table-cell table:style-name="ce37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8</text:p>
          </table:table-cell>
          <table:table-cell table:style-name="ce37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09</text:p>
          </table:table-cell>
          <table:table-cell table:style-name="ce37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010</text:p>
          </table:table-cell>
          <table:table-cell table:style-name="ce37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0</text:p>
          </table:table-cell>
          <table:table-cell table:style-name="ce37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1</text:p>
          </table:table-cell>
          <table:table-cell table:style-name="ce37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2</text:p>
          </table:table-cell>
          <table:table-cell table:style-name="ce37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3</text:p>
          </table:table-cell>
          <table:table-cell table:style-name="ce37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04</text:p>
          </table:table-cell>
          <table:table-cell table:style-name="ce37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20</text:p>
          </table:table-cell>
          <table:table-cell table:style-name="ce37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21</text:p>
          </table:table-cell>
          <table:table-cell table:style-name="ce37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22</text:p>
          </table:table-cell>
          <table:table-cell table:style-name="ce37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23</text:p>
          </table:table-cell>
          <table:table-cell table:style-name="ce37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40</text:p>
          </table:table-cell>
          <table:table-cell table:style-name="ce37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41</text:p>
          </table:table-cell>
          <table:table-cell table:style-name="ce37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42</text:p>
          </table:table-cell>
          <table:table-cell table:style-name="ce37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60</text:p>
          </table:table-cell>
          <table:table-cell table:style-name="ce37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61</text:p>
          </table:table-cell>
          <table:table-cell table:style-name="ce37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62</text:p>
          </table:table-cell>
          <table:table-cell table:style-name="ce37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63</text:p>
          </table:table-cell>
          <table:table-cell table:style-name="ce37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180</text:p>
          </table:table-cell>
          <table:table-cell table:style-name="ce37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200</text:p>
          </table:table-cell>
          <table:table-cell table:style-name="ce37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201</text:p>
          </table:table-cell>
          <table:table-cell table:style-name="ce37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500</text:p>
          </table:table-cell>
          <table:table-cell table:style-name="ce37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1501</text:p>
          </table:table-cell>
          <table:table-cell table:style-name="ce37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0</text:p>
          </table:table-cell>
          <table:table-cell table:style-name="ce37" office:value-type="string" calcext:value-type="string">
            <text:p>ФН ОТСОЕДИН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1</text:p>
          </table:table-cell>
          <table:table-cell table:style-name="ce37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2</text:p>
          </table:table-cell>
          <table:table-cell table:style-name="ce37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3</text:p>
          </table:table-cell>
          <table:table-cell table:style-name="ce37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4</text:p>
          </table:table-cell>
          <table:table-cell table:style-name="ce37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5</text:p>
          </table:table-cell>
          <table:table-cell table:style-name="ce37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6</text:p>
          </table:table-cell>
          <table:table-cell table:style-name="ce37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7</text:p>
          </table:table-cell>
          <table:table-cell table:style-name="ce37" office:value-type="string" calcext:value-type="string">
            <text:p>ФН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8</text:p>
          </table:table-cell>
          <table:table-cell table:style-name="ce37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09</text:p>
          </table:table-cell>
          <table:table-cell table:style-name="ce37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10</text:p>
          </table:table-cell>
          <table:table-cell table:style-name="ce37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11</text:p>
          </table:table-cell>
          <table:table-cell table:style-name="ce37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12</text:p>
          </table:table-cell>
          <table:table-cell table:style-name="ce37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13</text:p>
          </table:table-cell>
          <table:table-cell table:style-name="ce37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0</text:p>
          </table:table-cell>
          <table:table-cell table:style-name="ce37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1</text:p>
          </table:table-cell>
          <table:table-cell table:style-name="ce37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2</text:p>
          </table:table-cell>
          <table:table-cell table:style-name="ce37" office:value-type="string" calcext:value-type="string">
            <text:p>ФН НЕ ЗАКРЫ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3</text:p>
          </table:table-cell>
          <table:table-cell table:style-name="ce37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4</text:p>
          </table:table-cell>
          <table:table-cell table:style-name="ce37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5</text:p>
          </table:table-cell>
          <table:table-cell table:style-name="ce37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6</text:p>
          </table:table-cell>
          <table:table-cell table:style-name="ce37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7</text:p>
          </table:table-cell>
          <table:table-cell table:style-name="ce37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8</text:p>
          </table:table-cell>
          <table:table-cell table:style-name="ce37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59</text:p>
          </table:table-cell>
          <table:table-cell table:style-name="ce37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60</text:p>
          </table:table-cell>
          <table:table-cell table:style-name="ce37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061</text:p>
          </table:table-cell>
          <table:table-cell table:style-name="ce37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3</text:p>
          </table:table-cell>
          <table:table-cell table:style-name="ce37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4</text:p>
          </table:table-cell>
          <table:table-cell table:style-name="ce37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5</text:p>
          </table:table-cell>
          <table:table-cell table:style-name="ce37" office:value-type="string" calcext:value-type="string">
            <text:p>КОМАНД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6</text:p>
          </table:table-cell>
          <table:table-cell table:style-name="ce37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7</text:p>
          </table:table-cell>
          <table:table-cell table:style-name="ce37" office:value-type="string" calcext:value-type="string">
            <text:p>ПОЛУЧИТ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8</text:p>
          </table:table-cell>
          <table:table-cell table:style-name="ce37" office:value-type="string" calcext:value-type="string">
            <text:p>ОТПРАВИТЬ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399</text:p>
          </table:table-cell>
          <table:table-cell table:style-name="ce37" office:value-type="string" calcext:value-type="string">
            <text:p>НЕТ ОТВЕТ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1</text:p>
          </table:table-cell>
          <table:table-cell table:style-name="ce37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2</text:p>
          </table:table-cell>
          <table:table-cell table:style-name="ce37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3</text:p>
          </table:table-cell>
          <table:table-cell table:style-name="ce37" office:value-type="string" calcext:value-type="string">
            <text:p>ОШИБКА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4</text:p>
          </table:table-cell>
          <table:table-cell table:style-name="ce37" office:value-type="string" calcext:value-type="string">
            <text:p>ОШИБКА К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5</text:p>
          </table:table-cell>
          <table:table-cell table:style-name="ce37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6</text:p>
          </table:table-cell>
          <table:table-cell table:style-name="ce37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7</text:p>
          </table:table-cell>
          <table:table-cell table:style-name="ce37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8</text:p>
          </table:table-cell>
          <table:table-cell table:style-name="ce37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09</text:p>
          </table:table-cell>
          <table:table-cell table:style-name="ce37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16</text:p>
          </table:table-cell>
          <table:table-cell table:style-name="ce37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17</text:p>
          </table:table-cell>
          <table:table-cell table:style-name="ce37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18</text:p>
          </table:table-cell>
          <table:table-cell table:style-name="ce37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20</text:p>
          </table:table-cell>
          <table:table-cell table:style-name="ce37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21</text:p>
          </table:table-cell>
          <table:table-cell table:style-name="ce37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22</text:p>
          </table:table-cell>
          <table:table-cell table:style-name="ce37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23</text:p>
          </table:table-cell>
          <table:table-cell table:style-name="ce37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432</text:p>
          </table:table-cell>
          <table:table-cell table:style-name="ce37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2800</text:p>
          </table:table-cell>
          <table:table-cell table:style-name="ce37" office:value-type="string" calcext:value-type="string">
            <text:p>ФН ЗАПОЛН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0</text:p>
          </table:table-cell>
          <table:table-cell table:style-name="ce37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1</text:p>
          </table:table-cell>
          <table:table-cell table:style-name="ce37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2</text:p>
          </table:table-cell>
          <table:table-cell table:style-name="ce37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3</text:p>
          </table:table-cell>
          <table:table-cell table:style-name="ce37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4</text:p>
          </table:table-cell>
          <table:table-cell table:style-name="ce37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5</text:p>
          </table:table-cell>
          <table:table-cell table:style-name="ce37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6</text:p>
          </table:table-cell>
          <table:table-cell table:style-name="ce37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7</text:p>
          </table:table-cell>
          <table:table-cell table:style-name="ce37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8</text:p>
          </table:table-cell>
          <table:table-cell table:style-name="ce37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09</text:p>
          </table:table-cell>
          <table:table-cell table:style-name="ce37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0</text:p>
          </table:table-cell>
          <table:table-cell table:style-name="ce37" office:value-type="string" calcext:value-type="string">
            <text:p>ЗНАЧЕНИЕ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1</text:p>
          </table:table-cell>
          <table:table-cell table:style-name="ce37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2</text:p>
          </table:table-cell>
          <table:table-cell table:style-name="ce37" office:value-type="string" calcext:value-type="string">
            <text:p>IP КАНАЛ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3</text:p>
          </table:table-cell>
          <table:table-cell table:style-name="ce37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4</text:p>
          </table:table-cell>
          <table:table-cell table:style-name="ce37" office:value-type="string" calcext:value-type="string">
            <text:p>IP ВЫКЛ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5</text:p>
          </table:table-cell>
          <table:table-cell table:style-name="ce37" office:value-type="string" calcext:value-type="string">
            <text:p>НЕТ IP ОПЦИЙ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7</text:p>
          </table:table-cell>
          <table:table-cell table:style-name="ce37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8</text:p>
          </table:table-cell>
          <table:table-cell table:style-name="ce37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19</text:p>
          </table:table-cell>
          <table:table-cell table:style-name="ce37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1</text:p>
          </table:table-cell>
          <table:table-cell table:style-name="ce37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2</text:p>
          </table:table-cell>
          <table:table-cell table:style-name="ce37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3</text:p>
          </table:table-cell>
          <table:table-cell table:style-name="ce37" office:value-type="string" calcext:value-type="string">
            <text:p>НЕТ СОКЕТА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4</text:p>
          </table:table-cell>
          <table:table-cell table:style-name="ce37" office:value-type="string" calcext:value-type="string">
            <text:p>ОШИБКА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5</text:p>
          </table:table-cell>
          <table:table-cell table:style-name="ce37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6</text:p>
          </table:table-cell>
          <table:table-cell table:style-name="ce37" office:value-type="string" calcext:value-type="string">
            <text:p>ПАРАМЕТР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7</text:p>
          </table:table-cell>
          <table:table-cell table:style-name="ce37" office:value-type="string" calcext:value-type="string">
            <text:p>IP ЛОГИК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8</text:p>
          </table:table-cell>
          <table:table-cell table:style-name="ce37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29</text:p>
          </table:table-cell>
          <table:table-cell table:style-name="ce37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30</text:p>
          </table:table-cell>
          <table:table-cell table:style-name="ce37" office:value-type="string" calcext:value-type="string">
            <text:p>IP РЕСУРС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31</text:p>
          </table:table-cell>
          <table:table-cell table:style-name="ce37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32</text:p>
          </table:table-cell>
          <table:table-cell table:style-name="ce37" office:value-type="string" calcext:value-type="string">
            <text:p>ТАЙМАУТ IP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035</text:p>
          </table:table-cell>
          <table:table-cell table:style-name="ce37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100</text:p>
          </table:table-cell>
          <table:table-cell table:style-name="ce37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101</text:p>
          </table:table-cell>
          <table:table-cell table:style-name="ce37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102</text:p>
          </table:table-cell>
          <table:table-cell table:style-name="ce37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500</text:p>
          </table:table-cell>
          <table:table-cell table:style-name="ce37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501</text:p>
          </table:table-cell>
          <table:table-cell table:style-name="ce37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502</text:p>
          </table:table-cell>
          <table:table-cell table:style-name="ce37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3503</text:p>
          </table:table-cell>
          <table:table-cell table:style-name="ce37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5000</text:p>
          </table:table-cell>
          <table:table-cell table:style-name="ce37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5001</text:p>
          </table:table-cell>
          <table:table-cell table:style-name="ce37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5002</text:p>
          </table:table-cell>
          <table:table-cell table:style-name="ce37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5003</text:p>
          </table:table-cell>
          <table:table-cell table:style-name="ce37" office:value-type="string" calcext:value-type="string">
            <text:p>НЕТ ПАМЯТИ!!!</text:p>
          </table:table-cell>
          <table:table-cell table:number-columns-repeated="1022"/>
        </table:table-row>
        <table:table-row table:style-name="ro4">
          <table:table-cell table:style-name="ce37" office:value-type="string" calcext:value-type="string">
            <text:p>9999</text:p>
          </table:table-cell>
          <table:table-cell table:style-name="ce37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 table:number-rows-repeated="10483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mbria2" svg:font-family="Cambria"/>
    <style:font-face style:name="Cambria" svg:font-family="Cambria" style:font-family-generic="roman"/>
    <style:font-face style:name="Calibri" svg:font-family="Calibri" style:font-family-generic="swiss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.00.0000</text:date>, <text:time style:data-style-name="N2" text:time-value="11:44:14.78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a.kalugin</meta:initial-creator>
    <meta:creation-date>2015-12-28T14:33:37Z</meta:creation-date>
    <dc:date>2017-12-22T15:44:21.893000000</dc:date>
    <meta:editing-cycles>73</meta:editing-cycles>
    <meta:editing-duration>PT13H46M32S</meta:editing-duration>
    <meta:document-statistic meta:table-count="6" meta:cell-count="7190" meta:object-count="0"/>
  </office:meta>
</office:document-meta>
</file>